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Roboto" svg:font-family="Roboto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22222" style:font-name="Roboto" fo:font-size="12pt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222222" style:font-name="Roboto" fo:font-size="12pt" fo:letter-spacing="normal" fo:font-style="normal" fo:font-weight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fo:letter-spacing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9" style:family="paragraph" style:parent-style-name="Heading_20_1">
      <style:text-properties fo:font-weight="bold" style:font-weight-asian="bold" style:font-weight-complex="bold"/>
    </style:style>
    <style:style style:name="P10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Preformatted_20_Text">
      <style:paragraph-properties fo:margin-left="0cm" fo:margin-right="0cm" fo:orphans="2" fo:widows="2" fo:text-indent="0cm" style:auto-text-indent="false" fo:padding="0cm" fo:border="none"/>
    </style:style>
    <style:style style:name="P15" style:family="paragraph" style:parent-style-name="Preformatted_20_Text">
      <style:paragraph-properties fo:margin-left="0cm" fo:margin-right="0cm" fo:margin-top="0cm" fo:margin-bottom="0.499cm" fo:orphans="2" fo:widows="2" fo:text-indent="0cm" style:auto-text-indent="false" fo:padding="0cm" fo:border="none"/>
    </style:style>
    <style:style style:name="P16" style:family="paragraph" style:parent-style-name="Preformatted_20_Text">
      <style:paragraph-properties fo:margin-top="0cm" fo:margin-bottom="0.499cm" fo:orphans="2" fo:widows="2" fo:padding="0cm" fo:border="none"/>
    </style:style>
    <style:style style:name="P17" style:family="paragraph" style:parent-style-name="Preformatted_20_Text">
      <style:paragraph-properties fo:orphans="2" fo:widows="2" fo:padding="0cm" fo:border="none"/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222222" style:font-name="Roboto" fo:font-size="12pt" fo:letter-spacing="normal" fo:font-style="normal"/>
    </style:style>
    <style:style style:name="T2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Roboto" fo:font-size="12pt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222222" style:font-name="Roboto" fo:font-size="12pt" fo:letter-spacing="normal" fo:font-style="normal" fo:font-weight="bold"/>
    </style:style>
    <style:style style:name="T5" style:family="text">
      <style:text-properties fo:font-variant="normal" fo:text-transform="none" fo:color="#222222" style:font-name="Roboto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222222" style:font-name="Roboto" fo:font-size="12pt" fo:letter-spacing="normal" fo:language="ru" fo:country="RU" fo:font-style="normal"/>
    </style:style>
    <style:style style:name="T7" style:family="text">
      <style:text-properties fo:font-variant="normal" fo:text-transform="none" fo:color="#222222" style:font-name="Roboto" fo:font-size="12pt" fo:letter-spacing="normal" fo:language="ru" fo:country="RU" fo:font-style="normal" fo:font-weight="bold" style:font-weight-asian="bold" style:font-weight-complex="bold"/>
    </style:style>
    <style:style style:name="T8" style:family="text">
      <style:text-properties fo:font-variant="normal" fo:text-transform="none" fo:color="#222222" fo:letter-spacing="normal" fo:language="ru" fo:country="RU"/>
    </style:style>
    <style:style style:name="T9" style:family="text">
      <style:text-properties fo:font-variant="normal" fo:text-transform="none" fo:color="#222222" fo:letter-spacing="normal" fo:font-weight="bold" style:font-weight-asian="bold" style:font-weight-complex="bold"/>
    </style:style>
    <style:style style:name="T10" style:family="text">
      <style:text-properties fo:font-variant="normal" fo:text-transform="none" fo:color="#880000" style:font-name="JetBrains Mono" fo:font-size="12pt" fo:letter-spacing="normal" fo:font-style="normal" fo:font-weight="normal" fo:background-color="#f3f4f6"/>
    </style:style>
    <style:style style:name="T11" style:family="text">
      <style:text-properties fo:font-variant="normal" fo:text-transform="none" fo:color="#000000" style:font-name="JetBrains Mono" fo:font-size="12pt" fo:letter-spacing="normal" fo:font-style="normal" fo:font-weight="normal" fo:background-color="#f3f4f6"/>
    </style:style>
    <style:style style:name="T12" style:family="text">
      <style:text-properties fo:font-variant="normal" fo:text-transform="none" fo:color="#000000" fo:letter-spacing="normal" fo:background-color="#f3f4f6"/>
    </style:style>
    <style:style style:name="T13" style:family="text">
      <style:text-properties fo:font-variant="normal" fo:text-transform="none" fo:color="#000088" style:font-name="JetBrains Mono" fo:font-size="12pt" fo:letter-spacing="normal" fo:font-style="normal" fo:font-weight="normal" fo:background-color="#f3f4f6"/>
    </style:style>
    <style:style style:name="T14" style:family="text">
      <style:text-properties fo:font-variant="normal" fo:text-transform="none" fo:color="#660066" style:font-name="JetBrains Mono" fo:font-size="12pt" fo:letter-spacing="normal" fo:font-style="normal" fo:font-weight="normal" fo:background-color="#f3f4f6"/>
    </style:style>
    <style:style style:name="T15" style:family="text">
      <style:text-properties fo:font-variant="normal" fo:text-transform="none" fo:color="#008800" style:font-name="JetBrains Mono" fo:font-size="12pt" fo:letter-spacing="normal" fo:font-style="normal" fo:font-weight="normal" fo:background-color="#f3f4f6"/>
    </style:style>
    <style:style style:name="T16" style:family="text">
      <style:text-properties fo:font-variant="normal" fo:text-transform="none" fo:color="#008800" fo:letter-spacing="normal" fo:background-color="#f3f4f6"/>
    </style:style>
    <style:style style:name="T17" style:family="text">
      <style:text-properties fo:font-variant="normal" fo:text-transform="none" fo:color="#006666" style:font-name="JetBrains Mono" fo:font-size="12pt" fo:letter-spacing="normal" fo:font-style="normal" fo:font-weight="normal" fo:background-color="#f3f4f6"/>
    </style:style>
    <style:style style:name="T18" style:family="text">
      <style:text-properties fo:font-variant="normal" fo:text-transform="none" fo:color="#006666" fo:letter-spacing="normal" fo:background-color="#f3f4f6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8">1.1 - Базовая аннотация типов данных <text:tab/>2</text:p>
          <text:p text:style-name="P18">2.1 - Области видимости переменных <text:tab/>5</text:p>
          <text:p text:style-name="P18">2.2 - lambda-функции <text:tab/>7</text:p>
          <text:p text:style-name="P18">2.3 - Замыкание функций <text:tab/>8</text:p>
          <text:p text:style-name="P18">2.4 - Декораторы <text:tab/>9</text:p>
          <text:p text:style-name="P18">2.5 - Декораторы с параметрами <text:tab/>12</text:p>
          <text:p text:style-name="P18">2.6 - Сортировки с ключом key <text:tab/>14</text:p>
        </text:index-body>
      </text:table-of-content>
      <text:h text:style-name="P9" text:outline-level="1"><text:span text:style-name="T1"/></text:h>
      <text:h text:style-name="P12" text:outline-level="1"><text:span text:style-name="T6">1.1 - Базовая</text:span><text:span text:style-name="T1"> аннотация типов данных</text:span> </text:h>
      <text:p text:style-name="Text_20_body"><text:span text:style-name="T19"/></text:p>
      <text:p text:style-name="Text_20_body"><text:span text:style-name="T3">Библиотека </text:span><text:span text:style-name="Strong_20_Emphasis"><text:span text:style-name="T4">mypy</text:span></text:span><text:span text:style-name="T3">(для проверки корректности типизации в коде):</text:span></text:p>
      <text:p text:style-name="P14"><text:span text:style-name="Source_20_Text"><text:span text:style-name="T10"># Установка</text:span></text:span></text:p>
      <text:p text:style-name="P17"><text:span text:style-name="Source_20_Text"><text:span text:style-name="T11">pip </text:span></text:span><text:span text:style-name="Source_20_Text"><text:span text:style-name="T13">install</text:span></text:span><text:span text:style-name="Source_20_Text"><text:span text:style-name="T11"> mypy</text:span></text:span></text:p>
      <text:p text:style-name="P17"/>
      <text:p text:style-name="P17"><text:span text:style-name="Source_20_Text"><text:span text:style-name="T10"># Проверка нашего файла в корне проекта:</text:span></text:span></text:p>
      <text:p text:style-name="P16"><text:span text:style-name="Source_20_Text"><text:span text:style-name="T11">mypy .\имя файла</text:span></text:span></text:p>
      <text:p text:style-name="P7"> </text:p>
      <text:p text:style-name="P8">Аннотация переменной(редко юзается):</text:p>
      <text:p text:style-name="P14"><text:span text:style-name="Source_20_Text"><text:span text:style-name="T11">x: </text:span></text:span><text:span text:style-name="Source_20_Text"><text:span text:style-name="T14">int</text:span></text:span></text:p>
      <text:p text:style-name="P17"><text:span text:style-name="Source_20_Text"><text:span text:style-name="T11">x = </text:span></text:span><text:span text:style-name="Source_20_Text"><text:span text:style-name="T15">'gh'</text:span></text:span></text:p>
      <text:p text:style-name="P17"/>
      <text:p text:style-name="P17"><text:span text:style-name="Source_20_Text"><text:span text:style-name="T17"># или</text:span></text:span></text:p>
      <text:p text:style-name="P17"/>
      <text:p text:style-name="P16"><text:span text:style-name="Source_20_Text"><text:span text:style-name="T11">x: </text:span></text:span><text:span text:style-name="Source_20_Text"><text:span text:style-name="T14">int</text:span></text:span><text:span text:style-name="Source_20_Text"><text:span text:style-name="T11"> = </text:span></text:span><text:span text:style-name="Source_20_Text"><text:span text:style-name="T15">'gh'</text:span></text:span></text:p>
      <text:p text:style-name="P8">Пример типизации параметра и возвращаемого объекта в функции:</text:p>
      <text:p text:style-name="P14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n: int</text:span></text:span><text:span text:style-name="Source_20_Text"><text:span text:style-name="T11">) -&gt; </text:span></text:span><text:span text:style-name="Source_20_Text"><text:span text:style-name="T14">int</text:span></text:span><text:span text:style-name="Source_20_Text"><text:span text:style-name="T11">: <text:s/></text:span></text:span><text:span text:style-name="Source_20_Text"><text:span text:style-name="T10"># n: int = 5 - для именнованного параметра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um</text:span></text:span><text:span text:style-name="Source_20_Text"><text:span text:style-name="T11">(</text:span></text:span><text:span text:style-name="Source_20_Text"><text:span text:style-name="T14">range</text:span></text:span><text:span text:style-name="Source_20_Text"><text:span text:style-name="T11">(</text:span></text:span><text:span text:style-name="Source_20_Text"><text:span text:style-name="T17">1</text:span></text:span><text:span text:style-name="Source_20_Text"><text:span text:style-name="T11">, n + </text:span></text:span><text:span text:style-name="Source_20_Text"><text:span text:style-name="T17">1</text:span></text:span><text:span text:style-name="Source_20_Text"><text:span text:style-name="T11">))</text:span></text:span></text:p>
      <text:p text:style-name="P16"/>
      <text:p text:style-name="P6"><text:span text:style-name="T2">У функций при аннотации появляется магический атрибут </text:span><text:span text:style-name="Strong_20_Emphasis"><text:span text:style-name="T4">__annotations__</text:span></text:span><text:span text:style-name="T2">, который по сути является словарем, в котором указаны все аннотированные параметры и </text:span><text:span text:style-name="Strong_20_Emphasis"><text:span text:style-name="T4">return</text:span></text:span><text:span text:style-name="T2">:</text:span></text:p>
      <text:p text:style-name="P14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n: int = 5)</text:span></text:span><text:span text:style-name="Source_20_Text"><text:span text:style-name="T11"> -&gt; </text:span></text:span><text:span text:style-name="Source_20_Text"><text:span text:style-name="T14">int</text:span></text:span><text:span text:style-name="Source_20_Text"><text:span text:style-name="T11">: <text:s/>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(</text:span></text:span><text:span text:style-name="Source_20_Text"><text:span text:style-name="T13">range</text:span></text:span><text:span text:style-name="Source_20_Text"><text:span text:style-name="T11">(</text:span></text:span><text:span text:style-name="Source_20_Text"><text:span text:style-name="T17">1</text:span></text:span><text:span text:style-name="Source_20_Text"><text:span text:style-name="T11">, n + </text:span></text:span><text:span text:style-name="Source_20_Text"><text:span text:style-name="T17">1</text:span></text:span><text:span text:style-name="Source_20_Text"><text:span text:style-name="T11">))</text:span></text:span></text:p>
      <text:p text:style-name="P17"/>
      <text:p text:style-name="P16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3">func</text:span></text:span><text:span text:style-name="Source_20_Text"><text:span text:style-name="T11">.__annotations__)</text:span></text:span></text:p>
      <text:p text:style-name="P6"><text:span text:style-name="T2">Если функция не возвращающая, то для </text:span><text:span text:style-name="Strong_20_Emphasis"><text:span text:style-name="T4">return</text:span></text:span><text:span text:style-name="T2"> указываем </text:span><text:span text:style-name="Strong_20_Emphasis"><text:span text:style-name="T4">None</text:span></text:span><text:span text:style-name="T2"> :</text:span></text:p>
      <text:p text:style-name="P14"><text:span text:style-name="Source_20_Text"><text:span text:style-name="T11">def </text:span></text:span><text:span text:style-name="Source_20_Text"><text:span text:style-name="T14">func</text:span></text:span><text:span text:style-name="Source_20_Text"><text:span text:style-name="T11">() -&gt; None:</text:span></text:span></text:p>
      <text:p text:style-name="P16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Буги-Вуги'</text:span></text:span><text:span text:style-name="Source_20_Text"><text:span text:style-name="T11">)</text:span></text:span></text:p>
      <text:p text:style-name="P6"><text:span text:style-name="T2">Если наша функция подразумевает прием или возврат разных типов, для этого используется модуль </text:span><text:span text:style-name="Strong_20_Emphasis"><text:span text:style-name="T4">typing</text:span></text:span><text:span text:style-name="T2">, оттуда импортируется тип </text:span><text:span text:style-name="Strong_20_Emphasis"><text:span text:style-name="T4">Union</text:span></text:span><text:span text:style-name="T2">:</text:span></text:p>
      <text:p text:style-name="P14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Union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x: Union[int, float], y: Union[int, float]</text:span></text:span><text:span text:style-name="Source_20_Text"><text:span text:style-name="T11">) -&gt; </text:span></text:span><text:span text:style-name="Source_20_Text"><text:span text:style-name="T14">Union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, </text:span></text:span><text:span text:style-name="Source_20_Text"><text:span text:style-name="T14">float</text:span></text:span><text:span text:style-name="Source_20_Text"><text:span text:style-name="T11">]:</text:span></text:span></text:p>
      <text:p text:style-name="P16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x + y</text:span></text:span></text:p>
      <text:p text:style-name="P8">Начиная с версии Python 3.10 необходимость этого импорта отпала, теперь объединять типы можно так:</text:p>
      <text:p text:style-name="P14"><text:soft-page-break/><text:span text:style-name="Source_20_Text"><text:span text:style-name="T11">def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: </text:span></text:span><text:span text:style-name="Source_20_Text"><text:span text:style-name="T13">int</text:span></text:span><text:span text:style-name="Source_20_Text"><text:span text:style-name="T11"> | </text:span></text:span><text:span text:style-name="Source_20_Text"><text:span text:style-name="T13">float</text:span></text:span><text:span text:style-name="Source_20_Text"><text:span text:style-name="T11">, </text:span></text:span><text:span text:style-name="Source_20_Text"><text:span text:style-name="T14">y</text:span></text:span><text:span text:style-name="Source_20_Text"><text:span text:style-name="T11">: </text:span></text:span><text:span text:style-name="Source_20_Text"><text:span text:style-name="T13">int</text:span></text:span><text:span text:style-name="Source_20_Text"><text:span text:style-name="T11"> | </text:span></text:span><text:span text:style-name="Source_20_Text"><text:span text:style-name="T13">float</text:span></text:span><text:span text:style-name="Source_20_Text"><text:span text:style-name="T11">) -&gt; </text:span></text:span><text:span text:style-name="Source_20_Text"><text:span text:style-name="T13">int</text:span></text:span><text:span text:style-name="Source_20_Text"><text:span text:style-name="T11"> | </text:span></text:span><text:span text:style-name="Source_20_Text"><text:span text:style-name="T13">float</text:span></text:span><text:span text:style-name="Source_20_Text"><text:span text:style-name="T11">:</text:span></text:span></text:p>
      <text:p text:style-name="P16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x + y</text:span></text:span></text:p>
      <text:p text:style-name="P8">Типы аннотаций можно сохранять в переменные, обычно это делается когда аннотация немного сложнее чем обычно:</text:p>
      <text:p text:style-name="P14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Union</text:span></text:span></text:p>
      <text:p text:style-name="P17"/>
      <text:p text:style-name="P17"><text:span text:style-name="Source_20_Text"><text:span text:style-name="T11">z = </text:span></text:span><text:span text:style-name="Source_20_Text"><text:span text:style-name="T14">Union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, </text:span></text:span><text:span text:style-name="Source_20_Text"><text:span text:style-name="T14">float</text:span></text:span><text:span text:style-name="Source_20_Text"><text:span text:style-name="T11">]</text:span></text:span></text:p>
      <text:p text:style-name="P17"><text:span text:style-name="Source_20_Text"><text:span text:style-name="T11">al = </text:span></text:span><text:span text:style-name="Source_20_Text"><text:span text:style-name="T14">int</text:span></text:span><text:span text:style-name="Source_20_Text"><text:span text:style-name="T11"> | </text:span></text:span><text:span text:style-name="Source_20_Text"><text:span text:style-name="T14">float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x: z, y: al</text:span></text:span><text:span text:style-name="Source_20_Text"><text:span text:style-name="T11">) -&gt; </text:span></text:span><text:span text:style-name="Source_20_Text"><text:span text:style-name="T14">int</text:span></text:span><text:span text:style-name="Source_20_Text"><text:span text:style-name="T11">:</text:span></text:span></text:p>
      <text:p text:style-name="P16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x + y</text:span></text:span></text:p>
      <text:p text:style-name="P6"><text:span text:style-name="T2">Если параметр или возвращаемое значение подразумевает какой-то тип или </text:span><text:span text:style-name="Strong_20_Emphasis"><text:span text:style-name="T4">None</text:span></text:span><text:span text:style-name="T2">, то используется тип </text:span><text:span text:style-name="Strong_20_Emphasis"><text:span text:style-name="T4">Optional</text:span></text:span><text:span text:style-name="T2"> из модуля </text:span><text:span text:style-name="Strong_20_Emphasis"><text:span text:style-name="T4">typing</text:span></text:span><text:span text:style-name="T2">:</text:span></text:p>
      <text:p text:style-name="P14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Optional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x: list, y: list</text:span></text:span><text:span text:style-name="Source_20_Text"><text:span text:style-name="T11">) -&gt; </text:span></text:span><text:span text:style-name="Source_20_Text"><text:span text:style-name="T14">Optional</text:span></text:span><text:span text:style-name="Source_20_Text"><text:span text:style-name="T11">[</text:span></text:span><text:span text:style-name="Source_20_Text"><text:span text:style-name="T14">list</text:span></text:span><text:span text:style-name="Source_20_Text"><text:span text:style-name="T11">]: </text:span></text:span><text:span text:style-name="Source_20_Text"><text:span text:style-name="T10"># list | None</text:span></text:span></text:p>
      <text:p text:style-name="P17"><text:span text:style-name="Source_20_Text"><text:span text:style-name="T12"><text:s text:c="4"/></text:span></text:span><text:span text:style-name="Source_20_Text"><text:span text:style-name="T13">match</text:span></text:span><text:span text:style-name="Source_20_Text"><text:span text:style-name="T11"> x, y:</text:span></text:span></text:p>
      <text:p text:style-name="P17"><text:span text:style-name="Source_20_Text"><text:span text:style-name="T12"><text:s text:c="8"/></text:span></text:span><text:span text:style-name="Source_20_Text"><text:span text:style-name="T13">case</text:span></text:span><text:span text:style-name="Source_20_Text"><text:span text:style-name="T11"> </text:span></text:span><text:span text:style-name="Source_20_Text"><text:span text:style-name="T14">list</text:span></text:span><text:span text:style-name="Source_20_Text"><text:span text:style-name="T11">(), </text:span></text:span><text:span text:style-name="Source_20_Text"><text:span text:style-name="T14">list</text:span></text:span><text:span text:style-name="Source_20_Text"><text:span text:style-name="T11">():</text:span></text:span></text:p>
      <text:p text:style-name="P17"><text:span text:style-name="Source_20_Text"><text:span text:style-name="T12"><text:s text:c="12"/></text:span></text:span><text:span text:style-name="Source_20_Text"><text:span text:style-name="T13">return</text:span></text:span><text:span text:style-name="Source_20_Text"><text:span text:style-name="T11"> x + y</text:span></text:span></text:p>
      <text:p text:style-name="P16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7">None</text:span></text:span><text:span text:style-name="Source_20_Text"><text:span text:style-name="T11"> </text:span></text:span><text:span text:style-name="Source_20_Text"><text:span text:style-name="T10"># здесь без явного возврата None mypy ругается</text:span></text:span></text:p>
      <text:p text:style-name="P6"><text:span text:style-name="T2">Соответственно можно использовать </text:span><text:span text:style-name="Strong_20_Emphasis"><text:span text:style-name="T4">Union[list, None]</text:span></text:span><text:span text:style-name="T2">, но это менее удобный вариант, поэтому и собственно был придуман<text:line-break/></text:span><text:span text:style-name="Strong_20_Emphasis"><text:span text:style-name="T4">Optional</text:span></text:span><text:span text:style-name="T2">. Но вполне себе удобный вариант =&gt; </text:span><text:span text:style-name="Strong_20_Emphasis"><text:span text:style-name="T4">list | None.</text:span></text:span></text:p>
      <text:p text:style-name="P7"> </text:p>
      <text:p text:style-name="P6"><text:span text:style-name="T2">Если мы не можем определитьcя какой тип данных необходимо принять функции или вернуть, то в таком случае используется<text:line-break/>тип </text:span><text:span text:style-name="Strong_20_Emphasis"><text:span text:style-name="T4">Any</text:span></text:span><text:span text:style-name="T2"> из модуля </text:span><text:span text:style-name="Strong_20_Emphasis"><text:span text:style-name="T4">typing</text:span></text:span><text:span text:style-name="T2">:</text:span></text:p>
      <text:p text:style-name="P14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Any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*args: Any</text:span></text:span><text:span text:style-name="Source_20_Text"><text:span text:style-name="T11">) -&gt; </text:span></text:span><text:span text:style-name="Source_20_Text"><text:span text:style-name="T14">list</text:span></text:span><text:span text:style-name="Source_20_Text"><text:span text:style-name="T11">:</text:span></text:span></text:p>
      <text:p text:style-name="P16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list</text:span></text:span><text:span text:style-name="Source_20_Text"><text:span text:style-name="T11">(args)</text:span></text:span></text:p>
      <text:p text:style-name="P6"><text:span text:style-name="T2">Если вы хотите создать переменную-константу, значение которой менять нельзя можно использовать тип </text:span><text:span text:style-name="Strong_20_Emphasis"><text:span text:style-name="T4">Final</text:span></text:span><text:span text:style-name="T2"> модуля </text:span><text:span text:style-name="Strong_20_Emphasis"><text:span text:style-name="T4">typing</text:span></text:span><text:span text:style-name="T2">:</text:span></text:p>
      <text:p text:style-name="P14"><text:span text:style-name="Source_20_Text"><text:span text:style-name="T13">from</text:span></text:span><text:span text:style-name="Source_20_Text"><text:span text:style-name="T11"> typing import </text:span></text:span><text:span text:style-name="Source_20_Text"><text:span text:style-name="T13">Final</text:span></text:span></text:p>
      <text:p text:style-name="P17"/>
      <text:p text:style-name="P17"><text:span text:style-name="Source_20_Text"><text:span text:style-name="T11">password: </text:span></text:span><text:span text:style-name="Source_20_Text"><text:span text:style-name="T13">Final</text:span></text:span><text:span text:style-name="Source_20_Text"><text:span text:style-name="T11"> = </text:span></text:span><text:span text:style-name="Source_20_Text"><text:span text:style-name="T15">'qwerty'</text:span></text:span></text:p>
      <text:p text:style-name="P16"><text:span text:style-name="Source_20_Text"><text:span text:style-name="T11">password = </text:span></text:span><text:span text:style-name="Source_20_Text"><text:span text:style-name="T15">'пароль'</text:span></text:span></text:p>
      <text:p text:style-name="P1">При аннотировании списков мы можем указать какие-типы данных могут быть внутри:</text:p>
      <text:p text:style-name="P15"><text:span text:style-name="Source_20_Text"><text:span text:style-name="T11">lst: </text:span></text:span><text:span text:style-name="Source_20_Text"><text:span text:style-name="T14">lis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 | </text:span></text:span><text:span text:style-name="Source_20_Text"><text:span text:style-name="T14">str</text:span></text:span><text:span text:style-name="Source_20_Text"><text:span text:style-name="T11">] = [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5">'4'</text:span></text:span><text:span text:style-name="Source_20_Text"><text:span text:style-name="T11">]</text:span></text:span></text:p>
      <text:p text:style-name="P6"><text:soft-page-break/><text:span text:style-name="T2">До версии Python 3.9 коллекции также импортировались из модуля </text:span><text:span text:style-name="Strong_20_Emphasis"><text:span text:style-name="T4">typing</text:span></text:span><text:span text:style-name="T2"> как типы: </text:span><text:span text:style-name="Strong_20_Emphasis"><text:span text:style-name="T4">List, Tuple, Dict, Set</text:span></text:span><text:span text:style-name="T2">. Поэтому этот код можно переписать так:</text:span></text:p>
      <text:p text:style-name="P14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List</text:span></text:span></text:p>
      <text:p text:style-name="P17"/>
      <text:p text:style-name="P16"><text:span text:style-name="Source_20_Text"><text:span text:style-name="T11">lst: </text:span></text:span><text:span text:style-name="Source_20_Text"><text:span text:style-name="T14">Lis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 | </text:span></text:span><text:span text:style-name="Source_20_Text"><text:span text:style-name="T14">str</text:span></text:span><text:span text:style-name="Source_20_Text"><text:span text:style-name="T11">] = [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5">'4'</text:span></text:span><text:span text:style-name="Source_20_Text"><text:span text:style-name="T11">]</text:span></text:span></text:p>
      <text:p text:style-name="P8">Для кортежей мы должны указывать тип для каждого его элемента, почему так? Дело в том, что те же списки обычно используются для объединения объектов одного типа, а кортежи для разных - отсюда и различия:</text:p>
      <text:p text:style-name="P15"><text:span text:style-name="Source_20_Text"><text:span text:style-name="T11">tpl_1: </text:span></text:span><text:span text:style-name="Source_20_Text"><text:span text:style-name="T14">tuple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, </text:span></text:span><text:span text:style-name="Source_20_Text"><text:span text:style-name="T14">str</text:span></text:span><text:span text:style-name="Source_20_Text"><text:span text:style-name="T11">] = (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5">'Альфа'</text:span></text:span><text:span text:style-name="Source_20_Text"><text:span text:style-name="T11">)</text:span></text:span></text:p>
      <text:p text:style-name="P8">Но если все же у нас будут объекты одного типа, то это можно записать так:</text:p>
      <text:p text:style-name="P15"><text:span text:style-name="Source_20_Text"><text:span text:style-name="T11">tpl_2: tuple[</text:span></text:span><text:span text:style-name="Source_20_Text"><text:span text:style-name="T14">int</text:span></text:span><text:span text:style-name="Source_20_Text"><text:span text:style-name="T11">, ...] = (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)</text:span></text:span></text:p>
      <text:p text:style-name="P8">Если мы хотим аннотировать словари, то  в квадратных скобках нужно указать какие типы данных мы ожидаем от ключей и значений, через запятую:</text:p>
      <text:p text:style-name="P15"><text:span text:style-name="Source_20_Text"><text:span text:style-name="T11">dct: </text:span></text:span><text:span text:style-name="Source_20_Text"><text:span text:style-name="T14">dic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, </text:span></text:span><text:span text:style-name="Source_20_Text"><text:span text:style-name="T14">str</text:span></text:span><text:span text:style-name="Source_20_Text"><text:span text:style-name="T11">] = {</text:span></text:span><text:span text:style-name="Source_20_Text"><text:span text:style-name="T17">1</text:span></text:span><text:span text:style-name="Source_20_Text"><text:span text:style-name="T11">: </text:span></text:span><text:span text:style-name="Source_20_Text"><text:span text:style-name="T15">'Аня'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: </text:span></text:span><text:span text:style-name="Source_20_Text"><text:span text:style-name="T15">'Никита'</text:span></text:span><text:span text:style-name="Source_20_Text"><text:span text:style-name="T11">}</text:span></text:span></text:p>
      <text:p text:style-name="P8">Для множеств также как и для списков указывают один тип для всех элементов:</text:p>
      <text:p text:style-name="P15"><text:span text:style-name="Source_20_Text"><text:span text:style-name="T11">st: set[</text:span></text:span><text:span text:style-name="Source_20_Text"><text:span text:style-name="T14">int</text:span></text:span><text:span text:style-name="Source_20_Text"><text:span text:style-name="T11">] = {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9</text:span></text:span><text:span text:style-name="Source_20_Text"><text:span text:style-name="T11">}</text:span></text:span></text:p>
      <text:p text:style-name="P8">Пример вложенности аннотаций:</text:p>
      <text:p text:style-name="P14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Any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data: list[str | int] | dict[int, Any]</text:span></text:span><text:span text:style-name="Source_20_Text"><text:span text:style-name="T11">) -&gt; </text:span></text:span><text:span text:style-name="Source_20_Text"><text:span text:style-name="T14">se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 | </text:span></text:span><text:span text:style-name="Source_20_Text"><text:span text:style-name="T14">str</text:span></text:span><text:span text:style-name="Source_20_Text"><text:span text:style-name="T11">]:</text:span></text:span></text:p>
      <text:p text:style-name="P16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et</text:span></text:span><text:span text:style-name="Source_20_Text"><text:span text:style-name="T11">(data)</text:span></text:span></text:p>
      <text:p text:style-name="P6"><text:span text:style-name="T2">Если необходимо указать конкретное значение типа, то нужно использовать </text:span><text:span text:style-name="Strong_20_Emphasis"><text:span text:style-name="T4">Literal</text:span></text:span><text:span text:style-name="T2">:</text:span></text:p>
      <text:p text:style-name="P14"><text:span text:style-name="Source_20_Text"><text:span text:style-name="T13">from</text:span></text:span><text:span text:style-name="Source_20_Text"><text:span text:style-name="T11"> typing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Literal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tpl: tuple[int, Literal[</text:span></text:span><text:span text:style-name="Source_20_Text"><text:span text:style-name="T17">5</text:span></text:span><text:span text:style-name="Source_20_Text"><text:span text:style-name="T14">]]</text:span></text:span><text:span text:style-name="Source_20_Text"><text:span text:style-name="T11">) -&gt; </text:span></text:span><text:span text:style-name="Source_20_Text"><text:span text:style-name="T17">None</text:span></text:span><text:span text:style-name="Source_20_Text"><text:span text:style-name="T11">:</text:span></text:span></text:p>
      <text:p text:style-name="P17"><text:span text:style-name="Source_20_Text"><text:span text:style-name="T12"><text:s text:c="4"/></text:span></text:span><text:span text:style-name="Source_20_Text"><text:span text:style-name="T13">pass</text:span></text:span></text:p>
      <text:p text:style-name="P17"/>
      <text:p text:style-name="P17"/>
      <text:p text:style-name="P16"><text:span text:style-name="Source_20_Text"><text:span text:style-name="T14">print</text:span></text:span><text:span text:style-name="Source_20_Text"><text:span text:style-name="T11">(func((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)))</text:span></text:span></text:p>
      <text:p text:style-name="P6"><text:span text:style-name="T2">Если мы хотим использовать вызываемый тип данных, например функция или метод, то используется тип </text:span><text:span text:style-name="Strong_20_Emphasis"><text:span text:style-name="T4">Callable</text:span></text:span><text:span text:style-name="T2"> модуля </text:span><text:span text:style-name="Strong_20_Emphasis"><text:span text:style-name="T4">collections.abc</text:span></text:span><text:span text:style-name="T2">, в нем в </text:span><text:span text:style-name="Strong_20_Emphasis"><text:span text:style-name="T4">[]</text:span></text:span><text:span text:style-name="T2"> мы можем первым аргументом указать параметр(тоже в </text:span><text:span text:style-name="Strong_20_Emphasis"><text:span text:style-name="T4">[]</text:span></text:span><text:span text:style-name="T2">), затем возвращаемый тип(без </text:span><text:span text:style-name="Strong_20_Emphasis"><text:span text:style-name="T4">[]</text:span></text:span><text:span text:style-name="T2">):</text:span></text:p>
      <text:p text:style-name="P14"><text:span text:style-name="Source_20_Text"><text:span text:style-name="T13">from</text:span></text:span><text:span text:style-name="Source_20_Text"><text:span text:style-name="T11"> collections.abc </text:span></text:span><text:span text:style-name="Source_20_Text"><text:span text:style-name="T13">import</text:span></text:span><text:span text:style-name="Source_20_Text"><text:span text:style-name="T11"> </text:span></text:span><text:span text:style-name="Source_20_Text"><text:span text:style-name="T14">Callable</text:span></text:span></text:p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f: Callable[[str], int], lst: list[str]</text:span></text:span><text:span text:style-name="Source_20_Text"><text:span text:style-name="T11">) -&gt; </text:span></text:span><text:span text:style-name="Source_20_Text"><text:span text:style-name="T14">list</text:span></text:span><text:span text:style-name="Source_20_Text"><text:span text:style-name="T11">[</text:span></text:span><text:span text:style-name="Source_20_Text"><text:span text:style-name="T14">int</text:span></text:span><text:span text:style-name="Source_20_Text"><text:span text:style-name="T11">]:</text:span></text:span></text:p>
      <text:p text:style-name="P17"><text:span text:style-name="Source_20_Text"><text:span text:style-name="T12"><text:s text:c="4"/></text:span></text:span><text:span text:style-name="Source_20_Text"><text:span text:style-name="T13">if</text:span></text:span><text:span text:style-name="Source_20_Text"><text:span text:style-name="T11"> lst </text:span></text:span><text:span text:style-name="Source_20_Text"><text:span text:style-name="T13">is</text:span></text:span><text:span text:style-name="Source_20_Text"><text:span text:style-name="T11"> </text:span></text:span><text:span text:style-name="Source_20_Text"><text:span text:style-name="T17">None</text:span></text:span><text:span text:style-name="Source_20_Text"><text:span text:style-name="T11">: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[]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[f(i) </text:span></text:span><text:span text:style-name="Source_20_Text"><text:span text:style-name="T13">for</text:span></text:span><text:span text:style-name="Source_20_Text"><text:span text:style-name="T11"> i </text:span></text:span><text:span text:style-name="Source_20_Text"><text:span text:style-name="T13">in</text:span></text:span><text:span text:style-name="Source_20_Text"><text:span text:style-name="T11"> lst]</text:span></text:span></text:p>
      <text:p text:style-name="P17"><text:soft-page-break/></text:p>
      <text:p text:style-name="P17"/>
      <text:p text:style-name="P16"><text:span text:style-name="Source_20_Text"><text:span text:style-name="T14">print</text:span></text:span><text:span text:style-name="Source_20_Text"><text:span text:style-name="T11">(func(</text:span></text:span><text:span text:style-name="Source_20_Text"><text:span text:style-name="T14">len</text:span></text:span><text:span text:style-name="Source_20_Text"><text:span text:style-name="T11">, [</text:span></text:span><text:span text:style-name="Source_20_Text"><text:span text:style-name="T15">'Abc'</text:span></text:span><text:span text:style-name="Source_20_Text"><text:span text:style-name="T11">, </text:span></text:span><text:span text:style-name="Source_20_Text"><text:span text:style-name="T15">'Bcdef'</text:span></text:span><text:span text:style-name="Source_20_Text"><text:span text:style-name="T11">]))</text:span></text:span></text:p>
      <text:h text:style-name="P11" text:outline-level="1"><text:span text:style-name="T7">2.1 - Области</text:span><text:span text:style-name="T5"> видимости переменных</text:span><text:span text:style-name="T19"> </text:span></text:h>
      <text:p text:style-name="P3"><text:span text:style-name="T19"/></text:p>
      <text:p text:style-name="Text_20_body"><text:span text:style-name="T3">В примере ниже переменные </text:span><text:span text:style-name="Strong_20_Emphasis"><text:span text:style-name="T4">args</text:span></text:span><text:span text:style-name="T3">, </text:span><text:span text:style-name="Strong_20_Emphasis"><text:span text:style-name="T4">summ</text:span></text:span><text:span text:style-name="T3">, </text:span><text:span text:style-name="Strong_20_Emphasis"><text:span text:style-name="T4">i</text:span></text:span><text:span text:style-name="T3"> являются локальными, их областью видимости является тело функции:</text:span></text:p>
      <text:p text:style-name="P14"><text:span text:style-name="Source_20_Text"><text:span text:style-name="T11">def </text:span></text:span><text:span text:style-name="Source_20_Text"><text:span text:style-name="T14">func(*args)</text:span></text:span><text:span text:style-name="Source_20_Text"><text:span text:style-name="T11">:</text:span></text:span></text:p>
      <text:p text:style-name="P17"><text:span text:style-name="Source_20_Text"><text:span text:style-name="T12"><text:s text:c="4"/></text:span></text:span><text:span text:style-name="Source_20_Text"><text:span text:style-name="T11">summ = </text:span></text:span><text:span text:style-name="Source_20_Text"><text:span text:style-name="T17">0</text:span></text:span></text:p>
      <text:p text:style-name="P17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in args:</text:span></text:span></text:p>
      <text:p text:style-name="P17"><text:span text:style-name="Source_20_Text"><text:span text:style-name="T12"><text:s text:c="8"/></text:span></text:span><text:span text:style-name="Source_20_Text"><text:span text:style-name="T11">summ += i</text:span></text:span></text:p>
      <text:p text:style-name="P16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m</text:span></text:span></text:p>
      <text:p text:style-name="P6"><text:span text:style-name="T2">Здесь мы добавили переменную </text:span><text:span text:style-name="Strong_20_Emphasis"><text:span text:style-name="T4">x</text:span></text:span><text:span text:style-name="T2"> и немного изменили функцию, функция из локальной области видимости использует значение глобальной переменной, т.к. в своей области имен одноименная переменная не объявлялась. Т.е. в любой вложенной области имен, если есть запрос на переменную и она в данной области отсутствует, то происходит поиск данной переменной областью выше:</text:span></text:p>
      <text:p text:style-name="P14"><text:span text:style-name="Source_20_Text"><text:span text:style-name="T11">x = </text:span></text:span><text:span text:style-name="Source_20_Text"><text:span text:style-name="T17">100</text:span></text:span></text:p>
      <text:p text:style-name="P17"/>
      <text:p text:style-name="P17"/>
      <text:p text:style-name="P17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*args)</text:span></text:span><text:span text:style-name="Source_20_Text"><text:span text:style-name="T11">:</text:span></text:span></text:p>
      <text:p text:style-name="P17"><text:span text:style-name="Source_20_Text"><text:span text:style-name="T12"><text:s text:c="4"/></text:span></text:span><text:span text:style-name="Source_20_Text"><text:span text:style-name="T11">summ = </text:span></text:span><text:span text:style-name="Source_20_Text"><text:span text:style-name="T17">0</text:span></text:span></text:p>
      <text:p text:style-name="P17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in args:</text:span></text:span></text:p>
      <text:p text:style-name="P17"><text:span text:style-name="Source_20_Text"><text:span text:style-name="T12"><text:s text:c="8"/></text:span></text:span><text:span text:style-name="Source_20_Text"><text:span text:style-name="T11">summ += i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m + x</text:span></text:span></text:p>
      <text:p text:style-name="P17"/>
      <text:p text:style-name="P17"/>
      <text:p text:style-name="P16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3">func</text:span></text:span><text:span text:style-name="Source_20_Text"><text:span text:style-name="T14">(5, 5)</text:span></text:span><text:span text:style-name="Source_20_Text"><text:span text:style-name="T11">)</text:span></text:span></text:p>
      <text:p text:style-name="P8">Если одноименная переменная существует во всех областях видимости, то берется значение из той же области в которой происходит запрос на данную переменную:</text:p>
      <text:p text:style-name="P14"><text:span text:style-name="Source_20_Text"><text:span text:style-name="T11">x = </text:span></text:span><text:span text:style-name="Source_20_Text"><text:span text:style-name="T17">100</text:span></text:span></text:p>
      <text:p text:style-name="P17"/>
      <text:p text:style-name="P17"/>
      <text:p text:style-name="P17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*args)</text:span></text:span><text:span text:style-name="Source_20_Text"><text:span text:style-name="T11">:</text:span></text:span></text:p>
      <text:p text:style-name="P17"><text:span text:style-name="Source_20_Text"><text:span text:style-name="T12"><text:s text:c="4"/></text:span></text:span><text:span text:style-name="Source_20_Text"><text:span text:style-name="T11">summ = </text:span></text:span><text:span text:style-name="Source_20_Text"><text:span text:style-name="T17">0</text:span></text:span></text:p>
      <text:p text:style-name="P17"><text:span text:style-name="Source_20_Text"><text:span text:style-name="T12"><text:s text:c="4"/></text:span></text:span><text:span text:style-name="Source_20_Text"><text:span text:style-name="T11">x = </text:span></text:span><text:span text:style-name="Source_20_Text"><text:span text:style-name="T17">20</text:span></text:span></text:p>
      <text:p text:style-name="P17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in args:</text:span></text:span></text:p>
      <text:p text:style-name="P17"><text:span text:style-name="Source_20_Text"><text:span text:style-name="T12"><text:s text:c="8"/></text:span></text:span><text:span text:style-name="Source_20_Text"><text:span text:style-name="T11">summ += i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m + x</text:span></text:span></text:p>
      <text:p text:style-name="P17"/>
      <text:p text:style-name="P17"/>
      <text:p text:style-name="P16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3">func</text:span></text:span><text:span text:style-name="Source_20_Text"><text:span text:style-name="T14">(5, 5)</text:span></text:span><text:span text:style-name="Source_20_Text"><text:span text:style-name="T11">)</text:span></text:span></text:p>
      <text:p text:style-name="P6"><text:span text:style-name="T2">Если вы все же хотите изменять значения переменных глобальной области из вложенной области, то нужно использовать ключевое слово </text:span><text:span text:style-name="Strong_20_Emphasis"><text:span text:style-name="T4">global</text:span></text:span><text:span text:style-name="T2">: </text:span></text:p>
      <text:p text:style-name="P14"><text:soft-page-break/><text:span text:style-name="Source_20_Text"><text:span text:style-name="T11">x = </text:span></text:span><text:span text:style-name="Source_20_Text"><text:span text:style-name="T17">100</text:span></text:span></text:p>
      <text:p text:style-name="P17"><text:span text:style-name="Source_20_Text"><text:span text:style-name="T11">y = </text:span></text:span><text:span text:style-name="Source_20_Text"><text:span text:style-name="T17">500</text:span></text:span></text:p>
      <text:p text:style-name="P17"/>
      <text:p text:style-name="P17"/>
      <text:p text:style-name="P17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*args)</text:span></text:span><text:span text:style-name="Source_20_Text"><text:span text:style-name="T11">:</text:span></text:span></text:p>
      <text:p text:style-name="P17"><text:span text:style-name="Source_20_Text"><text:span text:style-name="T12"><text:s text:c="4"/></text:span></text:span><text:span text:style-name="Source_20_Text"><text:span text:style-name="T11">global x, y # здесь можно перечислять переменные</text:span></text:span></text:p>
      <text:p text:style-name="P17"><text:span text:style-name="Source_20_Text"><text:span text:style-name="T12"><text:s text:c="4"/></text:span></text:span><text:span text:style-name="Source_20_Text"><text:span text:style-name="T11">x = </text:span></text:span><text:span text:style-name="Source_20_Text"><text:span text:style-name="T17">20</text:span></text:span></text:p>
      <text:p text:style-name="P17"><text:span text:style-name="Source_20_Text"><text:span text:style-name="T12"><text:s text:c="4"/></text:span></text:span><text:span text:style-name="Source_20_Text"><text:span text:style-name="T11">summ = </text:span></text:span><text:span text:style-name="Source_20_Text"><text:span text:style-name="T17">0</text:span></text:span></text:p>
      <text:p text:style-name="P17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in args:</text:span></text:span></text:p>
      <text:p text:style-name="P17"><text:span text:style-name="Source_20_Text"><text:span text:style-name="T12"><text:s text:c="8"/></text:span></text:span><text:span text:style-name="Source_20_Text"><text:span text:style-name="T11">summ += i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umm + x</text:span></text:span></text:p>
      <text:p text:style-name="P17"/>
      <text:p text:style-name="P17"/>
      <text:p text:style-name="P16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3">func</text:span></text:span><text:span text:style-name="Source_20_Text"><text:span text:style-name="T14">(5, 5)</text:span></text:span><text:span text:style-name="Source_20_Text"><text:span text:style-name="T11">, x)</text:span></text:span></text:p>
      <text:p text:style-name="P6"><text:span text:style-name="T2">Пример в котором показано уже 3 области видимости, в каждой из них есть переменная </text:span><text:span text:style-name="Strong_20_Emphasis"><text:span text:style-name="T4">x </text:span></text:span><text:span text:style-name="T2">и все они независимы:</text:span></text:p>
      <text:p text:style-name="P14"><text:span text:style-name="Source_20_Text"><text:span text:style-name="T11">x = </text:span></text:span><text:span text:style-name="Source_20_Text"><text:span text:style-name="T17">1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1</text:span></text:span><text:span text:style-name="Source_20_Text"><text:span text:style-name="T11">():</text:span></text:span></text:p>
      <text:p text:style-name="P17"><text:span text:style-name="Source_20_Text"><text:span text:style-name="T12"><text:s text:c="4"/></text:span></text:span><text:span text:style-name="Source_20_Text"><text:span text:style-name="T11">x = </text:span></text:span><text:span text:style-name="Source_20_Text"><text:span text:style-name="T17">2</text:span></text:span></text:p>
      <text:p text:style-name="P17"/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2</text:span></text:span><text:span text:style-name="Source_20_Text"><text:span text:style-name="T11">():</text:span></text:span></text:p>
      <text:p text:style-name="P17"><text:span text:style-name="Source_20_Text"><text:span text:style-name="T12"><text:s text:c="8"/></text:span></text:span><text:span text:style-name="Source_20_Text"><text:span text:style-name="T11">x = </text:span></text:span><text:span text:style-name="Source_20_Text"><text:span text:style-name="T17">3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x_func_2 ='</text:span></text:span><text:span text:style-name="Source_20_Text"><text:span text:style-name="T11">, x)</text:span></text:span></text:p>
      <text:p text:style-name="P17"><text:span text:style-name="Source_20_Text"><text:span text:style-name="T12"><text:s text:c="4"/></text:span></text:span><text:span text:style-name="Source_20_Text"><text:span text:style-name="T11">func_2()</text:span></text:span></text:p>
      <text:p text:style-name="P17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x_func_1 ='</text:span></text:span><text:span text:style-name="Source_20_Text"><text:span text:style-name="T11">, x)</text:span></text:span></text:p>
      <text:p text:style-name="P17"/>
      <text:p text:style-name="P17"/>
      <text:p text:style-name="P17"><text:span text:style-name="Source_20_Text"><text:span text:style-name="T11">func_1()</text:span></text:span></text:p>
      <text:p text:style-name="P16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global x ='</text:span></text:span><text:span text:style-name="Source_20_Text"><text:span text:style-name="T11">, x)</text:span></text:span></text:p>
      <text:p text:style-name="P6"><text:span text:style-name="T2">Если наша задача влиять из локальной области имен на переменные локальной области уровнем выше, то необходимо использовать ключевое слово </text:span><text:span text:style-name="Strong_20_Emphasis"><text:span text:style-name="T4">nonlocal</text:span></text:span><text:span text:style-name="T2">:</text:span></text:p>
      <text:p text:style-name="P14"><text:span text:style-name="Source_20_Text"><text:span text:style-name="T11">x = </text:span></text:span><text:span text:style-name="Source_20_Text"><text:span text:style-name="T17">1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1</text:span></text:span><text:span text:style-name="Source_20_Text"><text:span text:style-name="T11">():</text:span></text:span></text:p>
      <text:p text:style-name="P17"><text:span text:style-name="Source_20_Text"><text:span text:style-name="T12"><text:s text:c="4"/></text:span></text:span><text:span text:style-name="Source_20_Text"><text:span text:style-name="T11">x = </text:span></text:span><text:span text:style-name="Source_20_Text"><text:span text:style-name="T17">2</text:span></text:span></text:p>
      <text:p text:style-name="P17"/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2</text:span></text:span><text:span text:style-name="Source_20_Text"><text:span text:style-name="T11">():</text:span></text:span></text:p>
      <text:p text:style-name="P17"><text:span text:style-name="Source_20_Text"><text:span text:style-name="T12"><text:s text:c="8"/></text:span></text:span><text:span text:style-name="Source_20_Text"><text:span text:style-name="T13">nonlocal</text:span></text:span><text:span text:style-name="Source_20_Text"><text:span text:style-name="T11"> x</text:span></text:span></text:p>
      <text:p text:style-name="P17"><text:span text:style-name="Source_20_Text"><text:span text:style-name="T12"><text:s text:c="8"/></text:span></text:span><text:span text:style-name="Source_20_Text"><text:span text:style-name="T11">x = </text:span></text:span><text:span text:style-name="Source_20_Text"><text:span text:style-name="T17">3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x_func_2 ='</text:span></text:span><text:span text:style-name="Source_20_Text"><text:span text:style-name="T11">, x)</text:span></text:span></text:p>
      <text:p text:style-name="P17"><text:span text:style-name="Source_20_Text"><text:span text:style-name="T12"><text:s text:c="4"/></text:span></text:span><text:span text:style-name="Source_20_Text"><text:span text:style-name="T11">func_2()</text:span></text:span></text:p>
      <text:p text:style-name="P17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x_func_1 ='</text:span></text:span><text:span text:style-name="Source_20_Text"><text:span text:style-name="T11">, x)</text:span></text:span></text:p>
      <text:p text:style-name="P17"/>
      <text:p text:style-name="P17"/>
      <text:p text:style-name="P17"><text:span text:style-name="Source_20_Text"><text:span text:style-name="T11">func_1()</text:span></text:span></text:p>
      <text:p text:style-name="P16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global x ='</text:span></text:span><text:span text:style-name="Source_20_Text"><text:span text:style-name="T11">, x)</text:span></text:span></text:p>
      <text:p text:style-name="P6"><text:soft-page-break/><text:span text:style-name="T2">Из локальной области можно влиять на глобальные переменные и без </text:span><text:span text:style-name="Strong_20_Emphasis"><text:span text:style-name="T4">global</text:span></text:span><text:span text:style-name="T2">. Если внести изменения на изменяемый объект, например список. Т.к. в данном случае не происходит замена объекта как такового, происходит только его изменение:</text:span></text:p>
      <text:p text:style-name="P14"><text:span text:style-name="Source_20_Text"><text:span text:style-name="T11">lst = [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]</text:span></text:span></text:p>
      <text:p text:style-name="P17"/>
      <text:p text:style-name="P17"/>
      <text:p text:style-name="P17"><text:span text:style-name="Source_20_Text"><text:span text:style-name="T11">def </text:span></text:span><text:span text:style-name="Source_20_Text"><text:span text:style-name="T13">func</text:span></text:span><text:span text:style-name="Source_20_Text"><text:span text:style-name="T14">()</text:span></text:span><text:span text:style-name="Source_20_Text"><text:span text:style-name="T11">:</text:span></text:span></text:p>
      <text:p text:style-name="P17"><text:span text:style-name="Source_20_Text"><text:span text:style-name="T12"><text:s text:c="4"/></text:span></text:span><text:span text:style-name="Source_20_Text"><text:span text:style-name="T11">lst.</text:span></text:span><text:span text:style-name="Source_20_Text"><text:span text:style-name="T14">append</text:span></text:span><text:span text:style-name="Source_20_Text"><text:span text:style-name="T11">(</text:span></text:span><text:span text:style-name="Source_20_Text"><text:span text:style-name="T17">4</text:span></text:span><text:span text:style-name="Source_20_Text"><text:span text:style-name="T11">)</text:span></text:span></text:p>
      <text:p text:style-name="P17"/>
      <text:p text:style-name="P17"/>
      <text:p text:style-name="P17"><text:span text:style-name="Source_20_Text"><text:span text:style-name="T13">func</text:span></text:span><text:span text:style-name="Source_20_Text"><text:span text:style-name="T14">()</text:span></text:span></text:p>
      <text:p text:style-name="P16"><text:span text:style-name="Source_20_Text"><text:span text:style-name="T14">print</text:span></text:span><text:span text:style-name="Source_20_Text"><text:span text:style-name="T11">(lst)</text:span></text:span></text:p>
      <text:h text:style-name="P10" text:outline-level="1"><text:span text:style-name="T6">2.2</text:span><text:span text:style-name="T8"> - </text:span><text:span text:style-name="T6">lambda-функции</text:span><text:span text:style-name="T20"> </text:span></text:h>
      <text:p text:style-name="Text_20_body"><text:span text:style-name="T19"/></text:p>
      <text:p text:style-name="P4"><text:span text:style-name="T1">Простой пример </text:span><text:span text:style-name="Strong_20_Emphasis"><text:span text:style-name="T4">lambda</text:span></text:span><text:span text:style-name="T1"> функции:</text:span></text:p>
      <text:p text:style-name="P14"><text:span text:style-name="Source_20_Text"><text:span text:style-name="T11">x = </text:span></text:span><text:span text:style-name="Source_20_Text"><text:span text:style-name="T13">lambda</text:span></text:span><text:span text:style-name="Source_20_Text"><text:span text:style-name="T11"> a, b: a + b</text:span></text:span></text:p>
      <text:p text:style-name="P16"><text:span text:style-name="Source_20_Text"><text:span text:style-name="T14">print</text:span></text:span><text:span text:style-name="Source_20_Text"><text:span text:style-name="T11">(x(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7">7</text:span></text:span><text:span text:style-name="Source_20_Text"><text:span text:style-name="T11">))</text:span></text:span></text:p>
      <text:p text:style-name="P6"><text:span text:style-name="T2">где </text:span><text:span text:style-name="Strong_20_Emphasis"><text:span text:style-name="T4">a</text:span></text:span><text:span text:style-name="T2">, </text:span><text:span text:style-name="Strong_20_Emphasis"><text:span text:style-name="T4">b</text:span></text:span><text:span text:style-name="T2"> - параметры функции<text:line-break/></text:span><text:span text:style-name="Strong_20_Emphasis"><text:span text:style-name="T4">a + b</text:span></text:span><text:span text:style-name="T2"> - </text:span><text:span text:style-name="Strong_20_Emphasis"><text:span text:style-name="T4">return</text:span></text:span><text:span text:style-name="T2"><text:line-break/> </text:span></text:p>
      <text:p text:style-name="P6"><text:span text:style-name="Strong_20_Emphasis"><text:span text:style-name="T4">lambda</text:span></text:span><text:span text:style-name="T2"> функция может быть без аргументов, но как правило так она не используется. Самый простой вариант:</text:span></text:p>
      <text:p text:style-name="P15"><text:span text:style-name="Source_20_Text"><text:span text:style-name="T14">print</text:span></text:span><text:span text:style-name="Source_20_Text"><text:span text:style-name="T11">((lambda: </text:span></text:span><text:span text:style-name="Source_20_Text"><text:span text:style-name="T17">5</text:span></text:span><text:span text:style-name="Source_20_Text"><text:span text:style-name="T11">)())</text:span></text:span></text:p>
      <text:p text:style-name="P6"><text:span text:style-name="T2">Пример функции, которая принимает необязательным аргументом </text:span><text:span text:style-name="Strong_20_Emphasis"><text:span text:style-name="T4">lambda</text:span></text:span><text:span text:style-name="T2"> функцию, которая выполняет роль фильтра:</text:span></text:p>
      <text:p text:style-name="P14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lst, filtr=</text:span></text:span><text:span text:style-name="Source_20_Text"><text:span text:style-name="T17">None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if</text:span></text:span><text:span text:style-name="Source_20_Text"><text:span text:style-name="T11"> filtr </text:span></text:span><text:span text:style-name="Source_20_Text"><text:span text:style-name="T13">is</text:span></text:span><text:span text:style-name="Source_20_Text"><text:span text:style-name="T11"> </text:span></text:span><text:span text:style-name="Source_20_Text"><text:span text:style-name="T17">None</text:span></text:span><text:span text:style-name="Source_20_Text"><text:span text:style-name="T11">: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lst</text:span></text:span></text:p>
      <text:p text:style-name="P17"><text:span text:style-name="Source_20_Text"><text:span text:style-name="T12"><text:s text:c="4"/></text:span></text:span><text:span text:style-name="Source_20_Text"><text:span text:style-name="T11">new_lst = [i </text:span></text:span><text:span text:style-name="Source_20_Text"><text:span text:style-name="T13">for</text:span></text:span><text:span text:style-name="Source_20_Text"><text:span text:style-name="T11"> i </text:span></text:span><text:span text:style-name="Source_20_Text"><text:span text:style-name="T13">in</text:span></text:span><text:span text:style-name="Source_20_Text"><text:span text:style-name="T11"> lst </text:span></text:span><text:span text:style-name="Source_20_Text"><text:span text:style-name="T13">if</text:span></text:span><text:span text:style-name="Source_20_Text"><text:span text:style-name="T11"> filtr(i)]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new_lst</text:span></text:span></text:p>
      <text:p text:style-name="P17"/>
      <text:p text:style-name="P17"/>
      <text:p text:style-name="P16"><text:span text:style-name="Source_20_Text"><text:span text:style-name="T14">print</text:span></text:span><text:span text:style-name="Source_20_Text"><text:span text:style-name="T11">(func([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</text:span></text:span><text:span text:style-name="Source_20_Text"><text:span text:style-name="T17">4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12</text:span></text:span><text:span text:style-name="Source_20_Text"><text:span text:style-name="T11">, </text:span></text:span><text:span text:style-name="Source_20_Text"><text:span text:style-name="T17">66</text:span></text:span><text:span text:style-name="Source_20_Text"><text:span text:style-name="T11">], filtr=</text:span></text:span><text:span text:style-name="Source_20_Text"><text:span text:style-name="T13">lambda</text:span></text:span><text:span text:style-name="Source_20_Text"><text:span text:style-name="T11"> x: </text:span></text:span><text:span text:style-name="Source_20_Text"><text:span text:style-name="T17">9</text:span></text:span><text:span text:style-name="Source_20_Text"><text:span text:style-name="T11"> &lt; x &lt; </text:span></text:span><text:span text:style-name="Source_20_Text"><text:span text:style-name="T17">100</text:span></text:span><text:span text:style-name="Source_20_Text"><text:span text:style-name="T11">)) </text:span></text:span><text:span text:style-name="Source_20_Text"><text:span text:style-name="T10"># x % 2 == 0</text:span></text:span></text:p>
      <text:p text:style-name="P6"><text:span text:style-name="T2">В </text:span><text:span text:style-name="Strong_20_Emphasis"><text:span text:style-name="T4">lambda</text:span></text:span><text:span text:style-name="T2"> функции можно использовать моржовый оператор:</text:span></text:p>
      <text:p text:style-name="P14"><text:span text:style-name="Source_20_Text"><text:span text:style-name="T11">z = lambda x: x + (y := </text:span></text:span><text:span text:style-name="Source_20_Text"><text:span text:style-name="T17">5</text:span></text:span><text:span text:style-name="Source_20_Text"><text:span text:style-name="T11">)</text:span></text:span></text:p>
      <text:p text:style-name="P16"><text:span text:style-name="Source_20_Text"><text:span text:style-name="T14">print</text:span></text:span><text:span text:style-name="Source_20_Text"><text:span text:style-name="T11">(z(</text:span></text:span><text:span text:style-name="Source_20_Text"><text:span text:style-name="T17">8</text:span></text:span><text:span text:style-name="Source_20_Text"><text:span text:style-name="T11">))</text:span></text:span></text:p>
      <text:p text:style-name="P6"><text:span text:style-name="Strong_20_Emphasis"><text:span text:style-name="T4">lambda</text:span></text:span><text:span text:style-name="T2"> функции также поддерживают все виды аргументов, что и обычные функции:</text:span></text:p>
      <text:p text:style-name="P14"><text:span text:style-name="Source_20_Text"><text:span text:style-name="T14">f1</text:span></text:span><text:span text:style-name="Source_20_Text"><text:span text:style-name="T11"> = lambda x, y, z: x + y + z</text:span></text:span></text:p>
      <text:p text:style-name="P17"><text:span text:style-name="Source_20_Text"><text:span text:style-name="T14">f2</text:span></text:span><text:span text:style-name="Source_20_Text"><text:span text:style-name="T11"> = lambda x, y, z=</text:span></text:span><text:span text:style-name="Source_20_Text"><text:span text:style-name="T17">3</text:span></text:span><text:span text:style-name="Source_20_Text"><text:span text:style-name="T11">: x + y + z</text:span></text:span></text:p>
      <text:p text:style-name="P17"><text:span text:style-name="Source_20_Text"><text:span text:style-name="T14">f3</text:span></text:span><text:span text:style-name="Source_20_Text"><text:span text:style-name="T11"> = lambda *args: sum(args)</text:span></text:span></text:p>
      <text:p text:style-name="P16"><text:soft-page-break/><text:span text:style-name="Source_20_Text"><text:span text:style-name="T14">f4</text:span></text:span><text:span text:style-name="Source_20_Text"><text:span text:style-name="T11"> = lambda **kwargs: sum(kwargs.values())</text:span></text:span></text:p>
      <text:h text:style-name="P11" text:outline-level="1"><text:span text:style-name="T5">2.3</text:span><text:span text:style-name="T9"> - </text:span><text:span text:style-name="T5">Замыкание функций</text:span> </text:h>
      <text:p text:style-name="P2">В примере ниже представлено как внешняя функция объявляет и возвращает внутреннюю и когда казалось бы внешняя функция выполнила свою работу и больше никак не связана с внутренней, всё равно возвращенная функция пользуется пространством имен внешней:</text:p>
      <text:p text:style-name="P14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1</text:span></text:span><text:span text:style-name="Source_20_Text"><text:span text:style-name="T11">(</text:span></text:span><text:span text:style-name="Source_20_Text"><text:span text:style-name="T14">name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2</text:span></text:span><text:span text:style-name="Source_20_Text"><text:span text:style-name="T11">(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Привет, </text:span></text:span><text:span text:style-name="Source_20_Text"><text:span text:style-name="T11">{name}</text:span></text:span><text:span text:style-name="Source_20_Text"><text:span text:style-name="T15">!'</text:span></text:span><text:span text:style-name="Source_20_Text"><text:span text:style-name="T11">)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func_2</text:span></text:span></text:p>
      <text:p text:style-name="P17"/>
      <text:p text:style-name="P17"/>
      <text:p text:style-name="P17"><text:span text:style-name="Source_20_Text"><text:span text:style-name="T11">x = func_1(</text:span></text:span><text:span text:style-name="Source_20_Text"><text:span text:style-name="T15">'Артем'</text:span></text:span><text:span text:style-name="Source_20_Text"><text:span text:style-name="T11">)</text:span></text:span></text:p>
      <text:p text:style-name="P16"><text:span text:style-name="Source_20_Text"><text:span text:style-name="T11">x()</text:span></text:span></text:p>
      <text:p text:style-name="P6"><text:span text:style-name="T2">Это поведение называется замыканием функций. Пространство имен внешней функции существует пока к нему сохраняется хоть одна ссылка. Цепочка вызовов: переменная </text:span><text:span text:style-name="Strong_20_Emphasis"><text:span text:style-name="T4">x</text:span></text:span><text:span text:style-name="T2"> -&gt; вложенная функция -&gt; пространство имен внешней функции. Пока вложенная функция пользуется пространством имен внешней функции(переменная </text:span><text:span text:style-name="Strong_20_Emphasis"><text:span text:style-name="T4">name</text:span></text:span><text:span text:style-name="T2">) до тех пор существует связь между внешней и вложенной функцией, даже если внешняя функция отработала и вернула внутреннюю.<text:line-break/> </text:span></text:p>
      <text:p text:style-name="P8">Пример в котором пространство имен внешней функции является своего рода буфером для внутренней функции. Ниже представлена функция счетчика:</text:p>
      <text:p text:style-name="P14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count</text:span></text:span><text:span text:style-name="Source_20_Text"><text:span text:style-name="T11">(</text:span></text:span><text:span text:style-name="Source_20_Text"><text:span text:style-name="T14">number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step</text:span></text:span><text:span text:style-name="Source_20_Text"><text:span text:style-name="T11">():</text:span></text:span></text:p>
      <text:p text:style-name="P17"><text:span text:style-name="Source_20_Text"><text:span text:style-name="T12"><text:s text:c="8"/></text:span></text:span><text:span text:style-name="Source_20_Text"><text:span text:style-name="T13">nonlocal</text:span></text:span><text:span text:style-name="Source_20_Text"><text:span text:style-name="T11"> number</text:span></text:span></text:p>
      <text:p text:style-name="P17"><text:span text:style-name="Source_20_Text"><text:span text:style-name="T12"><text:s text:c="8"/></text:span></text:span><text:span text:style-name="Source_20_Text"><text:span text:style-name="T11">number += </text:span></text:span><text:span text:style-name="Source_20_Text"><text:span text:style-name="T17">1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number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tep</text:span></text:span></text:p>
      <text:p text:style-name="P17"/>
      <text:p text:style-name="P17"/>
      <text:p text:style-name="P17"><text:span text:style-name="Source_20_Text"><text:span text:style-name="T11">x = count(</text:span></text:span><text:span text:style-name="Source_20_Text"><text:span text:style-name="T17">5</text:span></text:span><text:span text:style-name="Source_20_Text"><text:span text:style-name="T11">)</text:span></text:span></text:p>
      <text:p text:style-name="P16"><text:span text:style-name="Source_20_Text"><text:span text:style-name="T14">print</text:span></text:span><text:span text:style-name="Source_20_Text"><text:span text:style-name="T11">(x(), x(), x())</text:span></text:span></text:p>
      <text:p text:style-name="P6"><text:span text:style-name="T2">Здесь переменная </text:span><text:span text:style-name="Strong_20_Emphasis"><text:span text:style-name="T4">number</text:span></text:span><text:span text:style-name="T2"> "паркуется" во внешнем пространстве имен, а внутренняя функция имеет доступ к ней с возможностью изменения при помощи </text:span><text:span text:style-name="Strong_20_Emphasis"><text:span text:style-name="T4">nonlocal</text:span></text:span><text:span text:style-name="T2">. Казалось бы мы пользуемся результатом внешней функции, т.е. функцией </text:span><text:span text:style-name="Strong_20_Emphasis"><text:span text:style-name="T4">step</text:span></text:span><text:span text:style-name="T2">, но как и было сказано некое пространство имен еще существует уровнем выше и оттуда и вытаскиваются необходимые данные.</text:span></text:p>
      <text:p text:style-name="P6"><text:span text:style-name="T2"><text:line-break/>Пример создания кэша максимум до </text:span><text:span text:style-name="Strong_20_Emphasis"><text:span text:style-name="T4">10</text:span></text:span><text:span text:style-name="T2"> элементов во внешней области в виде списка:</text:span></text:p>
      <text:p text:style-name="P14"><text:span text:style-name="Source_20_Text"><text:span text:style-name="T11">def </text:span></text:span><text:span text:style-name="Source_20_Text"><text:span text:style-name="T14">cash_lst</text:span></text:span><text:span text:style-name="Source_20_Text"><text:span text:style-name="T11">():</text:span></text:span></text:p>
      <text:p text:style-name="P17"><text:span text:style-name="Source_20_Text"><text:span text:style-name="T12"><text:s text:c="4"/></text:span></text:span><text:span text:style-name="Source_20_Text"><text:span text:style-name="T11">lst = []</text:span></text:span></text:p>
      <text:p text:style-name="P17"><text:soft-page-break/></text:p>
      <text:p text:style-name="P17"><text:span text:style-name="Source_20_Text"><text:span text:style-name="T12"><text:s text:c="4"/></text:span></text:span><text:span text:style-name="Source_20_Text"><text:span text:style-name="T11">def </text:span></text:span><text:span text:style-name="Source_20_Text"><text:span text:style-name="T14">add_cash</text:span></text:span><text:span text:style-name="Source_20_Text"><text:span text:style-name="T11">(obj=None):</text:span></text:span></text:p>
      <text:p text:style-name="P17"><text:span text:style-name="Source_20_Text"><text:span text:style-name="T12"><text:s text:c="8"/></text:span></text:span><text:span text:style-name="Source_20_Text"><text:span text:style-name="T11">if obj is None:</text:span></text:span></text:p>
      <text:p text:style-name="P17"><text:span text:style-name="Source_20_Text"><text:span text:style-name="T12"><text:s text:c="12"/></text:span></text:span><text:span text:style-name="Source_20_Text"><text:span text:style-name="T11">return lst</text:span></text:span></text:p>
      <text:p text:style-name="P17"><text:span text:style-name="Source_20_Text"><text:span text:style-name="T12"><text:s text:c="8"/></text:span></text:span><text:span text:style-name="Source_20_Text"><text:span text:style-name="T11">(lst.</text:span></text:span><text:span text:style-name="Source_20_Text"><text:span text:style-name="T14">pop</text:span></text:span><text:span text:style-name="Source_20_Text"><text:span text:style-name="T11">(</text:span></text:span><text:span text:style-name="Source_20_Text"><text:span text:style-name="T17">0</text:span></text:span><text:span text:style-name="Source_20_Text"><text:span text:style-name="T11">), lst.</text:span></text:span><text:span text:style-name="Source_20_Text"><text:span text:style-name="T14">append</text:span></text:span><text:span text:style-name="Source_20_Text"><text:span text:style-name="T11">(obj)) if </text:span></text:span><text:span text:style-name="Source_20_Text"><text:span text:style-name="T14">len</text:span></text:span><text:span text:style-name="Source_20_Text"><text:span text:style-name="T11">(lst) == </text:span></text:span><text:span text:style-name="Source_20_Text"><text:span text:style-name="T17">10</text:span></text:span><text:span text:style-name="Source_20_Text"><text:span text:style-name="T11"> else lst.</text:span></text:span><text:span text:style-name="Source_20_Text"><text:span text:style-name="T14">append</text:span></text:span><text:span text:style-name="Source_20_Text"><text:span text:style-name="T11">(obj)</text:span></text:span></text:p>
      <text:p text:style-name="P17"><text:span text:style-name="Source_20_Text"><text:span text:style-name="T12"><text:s text:c="8"/></text:span></text:span><text:span text:style-name="Source_20_Text"><text:span text:style-name="T11">return lst</text:span></text:span></text:p>
      <text:p text:style-name="P17"/>
      <text:p text:style-name="P17"><text:span text:style-name="Source_20_Text"><text:span text:style-name="T12"><text:s text:c="4"/></text:span></text:span><text:span text:style-name="Source_20_Text"><text:span text:style-name="T11">return add_cash</text:span></text:span></text:p>
      <text:p text:style-name="P17"/>
      <text:p text:style-name="P17"/>
      <text:p text:style-name="P17"><text:span text:style-name="Source_20_Text"><text:span text:style-name="T11">x = </text:span></text:span><text:span text:style-name="Source_20_Text"><text:span text:style-name="T14">cash_lst</text:span></text:span><text:span text:style-name="Source_20_Text"><text:span text:style-name="T11">(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1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2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3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4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5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6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7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8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9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10</text:span></text:span><text:span text:style-name="Source_20_Text"><text:span text:style-name="T11">)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11</text:span></text:span><text:span text:style-name="Source_20_Text"><text:span text:style-name="T11">))</text:span></text:span></text:p>
      <text:p text:style-name="P16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x</text:span></text:span><text:span text:style-name="Source_20_Text"><text:span text:style-name="T11">(</text:span></text:span><text:span text:style-name="Source_20_Text"><text:span text:style-name="T17">12</text:span></text:span><text:span text:style-name="Source_20_Text"><text:span text:style-name="T11">))</text:span></text:span></text:p>
      <text:p text:style-name="P6"><text:span text:style-name="T2">Кэш как и всегда расположен в пространстве имен внешней функции. Вызов внешней функции подразумевает создание внутренней, у которой есть доступ к пустому списку. Первые 10-ть вызовов с аргументом подразумевают пополнение данного списка и его </text:span><text:span text:style-name="Strong_20_Emphasis"><text:span text:style-name="T4">return</text:span></text:span><text:span text:style-name="T2">. Далее происходит пополнение с одновременным удалением первого элемента.</text:span></text:p>
      <text:p text:style-name="P5"/>
      <text:h text:style-name="P11" text:outline-level="1"><text:span text:style-name="T5">2.4</text:span><text:span text:style-name="T9"> - </text:span><text:span text:style-name="T5">Декораторы</text:span> </text:h>
      <text:p text:style-name="P2">Ниже пример создания декоратора, который применяется к функции и добавляет ей новый функционал в виде дополнительного вывода перед запуском функции и после:</text:p>
      <text:p text:style-name="P14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1">func()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x</text:span></text:span><text:span text:style-name="Source_20_Text"><text:span text:style-name="T11">():</text:span></text:span></text:p>
      <text:p text:style-name="P16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Ф-ия func в работе...'</text:span></text:span><text:span text:style-name="Source_20_Text"><text:span text:style-name="T11">)</text:span></text:span></text:p>
      <text:p text:style-name="P8">Чтобы применить декоратор к функции можно использовать несколько вариантов, самый распространенный:</text:p>
      <text:p text:style-name="P14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oft-page-break/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1">func()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/>
      <text:p text:style-name="P17"/>
      <text:p text:style-name="P17"><text:span text:style-name="Source_20_Text"><text:span text:style-name="T17">@decorator</text:span></text:span></text:p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x</text:span></text:span><text:span text:style-name="Source_20_Text"><text:span text:style-name="T11">():</text:span></text:span></text:p>
      <text:p text:style-name="P17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Ф-ия func в работе...'</text:span></text:span><text:span text:style-name="Source_20_Text"><text:span text:style-name="T11">)</text:span></text:span></text:p>
      <text:p text:style-name="P17"/>
      <text:p text:style-name="P17"/>
      <text:p text:style-name="P16"><text:span text:style-name="Source_20_Text"><text:span text:style-name="T11">funcx()</text:span></text:span></text:p>
      <text:p text:style-name="P6"><text:span text:style-name="T2">В данном варианте любой запуск функции </text:span><text:span text:style-name="Strong_20_Emphasis"><text:span text:style-name="T4">funcx </text:span></text:span><text:span text:style-name="T2">подразумевает запуск декорированного варианта.</text:span></text:p>
      <text:p text:style-name="P8">Тоже самое, но в ручном варианте:</text:p>
      <text:p text:style-name="P14"><text:span text:style-name="Source_20_Text"><text:span text:style-name="T11">def </text:span></text:span><text:span text:style-name="Source_20_Text"><text:span text:style-name="T14">decorator</text:span></text:span><text:span text:style-name="Source_20_Text"><text:span text:style-name="T11">(func):</text:span></text:span></text:p>
      <text:p text:style-name="P17"><text:span text:style-name="Source_20_Text"><text:span text:style-name="T12"><text:s text:c="4"/></text:span></text:span><text:span text:style-name="Source_20_Text"><text:span text:style-name="T11">def </text:span></text:span><text:span text:style-name="Source_20_Text"><text:span text:style-name="T14">wrapper</text:span></text:span><text:span text:style-name="Source_20_Text"><text:span text:style-name="T11">(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4">func</text:span></text:span><text:span text:style-name="Source_20_Text"><text:span text:style-name="T11">()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7"><text:span text:style-name="Source_20_Text"><text:span text:style-name="T12"><text:s text:c="4"/></text:span></text:span><text:span text:style-name="Source_20_Text"><text:span text:style-name="T11">return wrapper</text:span></text:span></text:p>
      <text:p text:style-name="P17"/>
      <text:p text:style-name="P17"/>
      <text:p text:style-name="P17"><text:span text:style-name="Source_20_Text"><text:span text:style-name="T11">def </text:span></text:span><text:span text:style-name="Source_20_Text"><text:span text:style-name="T14">funcx</text:span></text:span><text:span text:style-name="Source_20_Text"><text:span text:style-name="T11">():</text:span></text:span></text:p>
      <text:p text:style-name="P17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Ф-ия func в работе...'</text:span></text:span><text:span text:style-name="Source_20_Text"><text:span text:style-name="T11">)</text:span></text:span></text:p>
      <text:p text:style-name="P17"/>
      <text:p text:style-name="P17"/>
      <text:p text:style-name="P17"><text:span text:style-name="Source_20_Text"><text:span text:style-name="T11">funcx = </text:span></text:span><text:span text:style-name="Source_20_Text"><text:span text:style-name="T14">decorator</text:span></text:span><text:span text:style-name="Source_20_Text"><text:span text:style-name="T11">(funcx)</text:span></text:span></text:p>
      <text:p text:style-name="P16"><text:span text:style-name="Source_20_Text"><text:span text:style-name="T14">funcx</text:span></text:span><text:span text:style-name="Source_20_Text"><text:span text:style-name="T11">()</text:span></text:span></text:p>
      <text:p text:style-name="P6"><text:span text:style-name="T2">Преимущество данного способа в том, если наша задача будет использовать оба варианта функции - с декоратором и без, здесь это возможно. Просто переменную </text:span><text:span text:style-name="Strong_20_Emphasis"><text:span text:style-name="T4">funcx</text:span></text:span><text:span text:style-name="T2"> меняем на другую:</text:span></text:p>
      <text:p text:style-name="P14"><text:span text:style-name="Source_20_Text"><text:span text:style-name="T11">def </text:span></text:span><text:span text:style-name="Source_20_Text"><text:span text:style-name="T14">decorator</text:span></text:span><text:span text:style-name="Source_20_Text"><text:span text:style-name="T11">(func):</text:span></text:span></text:p>
      <text:p text:style-name="P17"><text:span text:style-name="Source_20_Text"><text:span text:style-name="T12"><text:s text:c="4"/></text:span></text:span><text:span text:style-name="Source_20_Text"><text:span text:style-name="T11">def </text:span></text:span><text:span text:style-name="Source_20_Text"><text:span text:style-name="T14">wrapper</text:span></text:span><text:span text:style-name="Source_20_Text"><text:span text:style-name="T11">(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4">func</text:span></text:span><text:span text:style-name="Source_20_Text"><text:span text:style-name="T11">()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7"><text:span text:style-name="Source_20_Text"><text:span text:style-name="T12"><text:s text:c="4"/></text:span></text:span><text:span text:style-name="Source_20_Text"><text:span text:style-name="T11">return wrapper</text:span></text:span></text:p>
      <text:p text:style-name="P17"/>
      <text:p text:style-name="P17"/>
      <text:p text:style-name="P17"><text:span text:style-name="Source_20_Text"><text:span text:style-name="T11">def </text:span></text:span><text:span text:style-name="Source_20_Text"><text:span text:style-name="T14">funcx</text:span></text:span><text:span text:style-name="Source_20_Text"><text:span text:style-name="T11">():</text:span></text:span></text:p>
      <text:p text:style-name="P17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Ф-ия func в работе...'</text:span></text:span><text:span text:style-name="Source_20_Text"><text:span text:style-name="T11">)</text:span></text:span></text:p>
      <text:p text:style-name="P17"/>
      <text:p text:style-name="P17"/>
      <text:p text:style-name="P17"><text:span text:style-name="Source_20_Text"><text:span text:style-name="T11">funcx_ = </text:span></text:span><text:span text:style-name="Source_20_Text"><text:span text:style-name="T14">decorator</text:span></text:span><text:span text:style-name="Source_20_Text"><text:span text:style-name="T11">(funcx)</text:span></text:span></text:p>
      <text:p text:style-name="P17"><text:span text:style-name="Source_20_Text"><text:span text:style-name="T14">funcx_</text:span></text:span><text:span text:style-name="Source_20_Text"><text:span text:style-name="T11">()</text:span></text:span></text:p>
      <text:p text:style-name="P17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---------------------'</text:span></text:span><text:span text:style-name="Source_20_Text"><text:span text:style-name="T11">)</text:span></text:span></text:p>
      <text:p text:style-name="P16"><text:span text:style-name="Source_20_Text"><text:span text:style-name="T14">funcx</text:span></text:span><text:span text:style-name="Source_20_Text"><text:span text:style-name="T11">()</text:span></text:span></text:p>
      <text:p text:style-name="P8"><text:soft-page-break/><text:line-break/>Если декорируемая функция предполагает наличие атрибутов, то это записывается так:</text:p>
      <text:p text:style-name="P14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</text:span></text:span><text:span text:style-name="Source_20_Text"><text:span text:style-name="T11">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Начало ф-ии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1">func(*args) </text:span></text:span><text:span text:style-name="Source_20_Text"><text:span text:style-name="T10"># тут распаковка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'Конец ф-ии'</text:span></text:span><text:span text:style-name="Source_20_Text"><text:span text:style-name="T11">)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/>
      <text:p text:style-name="P17"/>
      <text:p text:style-name="P17"><text:span text:style-name="Source_20_Text"><text:span text:style-name="T17">@decorator</text:span></text:span></text:p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x</text:span></text:span><text:span text:style-name="Source_20_Text"><text:span text:style-name="T11">(</text:span></text:span><text:span text:style-name="Source_20_Text"><text:span text:style-name="T14">name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Ф-ия func с атрибутом </text:span></text:span><text:span text:style-name="Source_20_Text"><text:span text:style-name="T11">{name}</text:span></text:span><text:span text:style-name="Source_20_Text"><text:span text:style-name="T15"> в работе...'</text:span></text:span><text:span text:style-name="Source_20_Text"><text:span text:style-name="T11">)</text:span></text:span></text:p>
      <text:p text:style-name="P17"/>
      <text:p text:style-name="P17"/>
      <text:p text:style-name="P16"><text:span text:style-name="Source_20_Text"><text:span text:style-name="T11">funcx(</text:span></text:span><text:span text:style-name="Source_20_Text"><text:span text:style-name="T15">'abc'</text:span></text:span><text:span text:style-name="Source_20_Text"><text:span text:style-name="T11">)</text:span></text:span></text:p>
      <text:p text:style-name="P6"><text:span text:style-name="T2">Т.е. во </text:span><text:span text:style-name="Strong_20_Emphasis"><text:span text:style-name="T4">wrapper </text:span></text:span><text:span text:style-name="T2">мы прокидываем аргументы, которые собираются в кортеж, а при вызове функции он распаковывается. С </text:span><text:span text:style-name="Strong_20_Emphasis"><text:span text:style-name="T4">args</text:span></text:span><text:span text:style-name="T2"> декоратор становится универсальным. Соответственно для именованных параметров мы будем использовать </text:span><text:span text:style-name="Strong_20_Emphasis"><text:span text:style-name="T4">kwargs</text:span></text:span><text:span text:style-name="T2">.</text:span></text:p>
      <text:p text:style-name="P8">Пример применения декоратора для измерения времени работы функции:</text:p>
      <text:p text:style-name="P14"><text:span text:style-name="Source_20_Text"><text:span text:style-name="T13">import</text:span></text:span><text:span text:style-name="Source_20_Text"><text:span text:style-name="T11"> time</text:span></text:span></text:p>
      <text:p text:style-name="P17"/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time_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, **kwargs</text:span></text:span><text:span text:style-name="Source_20_Text"><text:span text:style-name="T11">):</text:span></text:span></text:p>
      <text:p text:style-name="P17"><text:span text:style-name="Source_20_Text"><text:span text:style-name="T12"><text:s text:c="8"/></text:span></text:span><text:span text:style-name="Source_20_Text"><text:span text:style-name="T11">x_1 = time.time()</text:span></text:span></text:p>
      <text:p text:style-name="P17"><text:span text:style-name="Source_20_Text"><text:span text:style-name="T12"><text:s text:c="8"/></text:span></text:span><text:span text:style-name="Source_20_Text"><text:span text:style-name="T11">f = func(*args, **kwargs)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Время работы ф-ии: </text:span></text:span><text:span text:style-name="Source_20_Text"><text:span text:style-name="T11">{time.time() - x_1}</text:span></text:span><text:span text:style-name="Source_20_Text"><text:span text:style-name="T15">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f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/>
      <text:p text:style-name="P17"/>
      <text:p text:style-name="P17"><text:span text:style-name="Source_20_Text"><text:span text:style-name="T10"># @time_decorator</text:span></text:span></text:p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x</text:span></text:span><text:span text:style-name="Source_20_Text"><text:span text:style-name="T11">(</text:span></text:span><text:span text:style-name="Source_20_Text"><text:span text:style-name="T14">lst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1">s = </text:span></text:span><text:span text:style-name="Source_20_Text"><text:span text:style-name="T17">0</text:span></text:span></text:p>
      <text:p text:style-name="P17"><text:span text:style-name="Source_20_Text"><text:span text:style-name="T12"><text:s text:c="4"/></text:span></text:span><text:span text:style-name="Source_20_Text"><text:span text:style-name="T13">for</text:span></text:span><text:span text:style-name="Source_20_Text"><text:span text:style-name="T11"> i </text:span></text:span><text:span text:style-name="Source_20_Text"><text:span text:style-name="T13">in</text:span></text:span><text:span text:style-name="Source_20_Text"><text:span text:style-name="T11"> lst:</text:span></text:span></text:p>
      <text:p text:style-name="P17"><text:span text:style-name="Source_20_Text"><text:span text:style-name="T12"><text:s text:c="8"/></text:span></text:span><text:span text:style-name="Source_20_Text"><text:span text:style-name="T11">s += i**</text:span></text:span><text:span text:style-name="Source_20_Text"><text:span text:style-name="T17">3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</text:span></text:span></text:p>
      <text:p text:style-name="P17"/>
      <text:p text:style-name="P17"/>
      <text:p text:style-name="P17"><text:span text:style-name="Source_20_Text"><text:span text:style-name="T11">funcx = time_decorator(funcx) <text:s text:c="2"/></text:span></text:span><text:span text:style-name="Source_20_Text"><text:span text:style-name="T10"># эта конструкция аналогична @time_decorator</text:span></text:span></text:p>
      <text:p text:style-name="P16"><text:span text:style-name="Source_20_Text"><text:span text:style-name="T14">print</text:span></text:span><text:span text:style-name="Source_20_Text"><text:span text:style-name="T11">(funcx(</text:span></text:span><text:span text:style-name="Source_20_Text"><text:span text:style-name="T14">range</text:span></text:span><text:span text:style-name="Source_20_Text"><text:span text:style-name="T11">(</text:span></text:span><text:span text:style-name="Source_20_Text"><text:span text:style-name="T17">1</text:span></text:span><text:span text:style-name="Source_20_Text"><text:span text:style-name="T11">, </text:span></text:span><text:span text:style-name="Source_20_Text"><text:span text:style-name="T17">19999999</text:span></text:span><text:span text:style-name="Source_20_Text"><text:span text:style-name="T11">)))</text:span></text:span></text:p>
      <text:p text:style-name="P8">Декорирование функции возможно сразу несколькими функциями-декораторами:</text:p>
      <text:p text:style-name="P14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_1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</text:span></text:span><text:span text:style-name="Source_20_Text"><text:span text:style-name="T11">):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5">f'-----------\n</text:span></text:span><text:span text:style-name="Source_20_Text"><text:span text:style-name="T11">{func(*args)}</text:span></text:span><text:span text:style-name="Source_20_Text"><text:span text:style-name="T15">\n-----------'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><text:soft-page-break/></text:p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_2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</text:span></text:span><text:span text:style-name="Source_20_Text"><text:span text:style-name="T11">):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5">f'**********\n</text:span></text:span><text:span text:style-name="Source_20_Text"><text:span text:style-name="T11">{func(*args)}</text:span></text:span><text:span text:style-name="Source_20_Text"><text:span text:style-name="T15">\n**********'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/>
      <text:p text:style-name="P17"/>
      <text:p text:style-name="P17"><text:span text:style-name="Source_20_Text"><text:span text:style-name="T17">@decor_2</text:span></text:span></text:p>
      <text:p text:style-name="P17"><text:span text:style-name="Source_20_Text"><text:span text:style-name="T17">@decor_1</text:span></text:span></text:p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_x</text:span></text:span><text:span text:style-name="Source_20_Text"><text:span text:style-name="T11">(</text:span></text:span><text:span text:style-name="Source_20_Text"><text:span text:style-name="T14">s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s</text:span></text:span></text:p>
      <text:p text:style-name="P17"/>
      <text:p text:style-name="P17"/>
      <text:p text:style-name="P16"><text:span text:style-name="Source_20_Text"><text:span text:style-name="T14">print</text:span></text:span><text:span text:style-name="Source_20_Text"><text:span text:style-name="T11">(func_x(</text:span></text:span><text:span text:style-name="Source_20_Text"><text:span text:style-name="T15">'Бармалей'</text:span></text:span><text:span text:style-name="Source_20_Text"><text:span text:style-name="T11">))</text:span></text:span></text:p>
      <text:p text:style-name="P8">Сначала функция декорируется декоратором decor_1, затем декорированная функция декорируется декоратором decor_2. Обратите внимание на порядок декорации в примере. В ручном варианте это выглядит так:</text:p>
      <text:p text:style-name="P14"><text:span text:style-name="Source_20_Text"><text:span text:style-name="T11">x = decor_2(</text:span></text:span><text:span text:style-name="Source_20_Text"><text:span text:style-name="T13">decor_1</text:span></text:span><text:span text:style-name="Source_20_Text"><text:span text:style-name="T11">(</text:span></text:span><text:span text:style-name="Source_20_Text"><text:span text:style-name="T13">func_x</text:span></text:span><text:span text:style-name="Source_20_Text"><text:span text:style-name="T11">))</text:span></text:span></text:p>
      <text:p text:style-name="P16"><text:span text:style-name="Source_20_Text"><text:span text:style-name="T11">print(</text:span></text:span><text:span text:style-name="Source_20_Text"><text:span text:style-name="T13">x</text:span></text:span><text:span text:style-name="Source_20_Text"><text:span text:style-name="T11">(</text:span></text:span><text:span text:style-name="Source_20_Text"><text:span text:style-name="T15">"Бармалей"</text:span></text:span><text:span text:style-name="Source_20_Text"><text:span text:style-name="T11">))</text:span></text:span></text:p>
      <text:h text:style-name="P11" text:outline-level="1"><text:span text:style-name="T5">2.5</text:span><text:span text:style-name="T9"> - </text:span><text:span text:style-name="T5">Декораторы с параметрами</text:span> </text:h>
      <text:p text:style-name="P2">Есть небольшая проблема, связанная с декорированием функций, оригинальная функция при декорировании теряет свое имя и документацию, если она есть:</text:p>
      <text:p text:style-name="P14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, **kwargs</text:span></text:span><text:span text:style-name="Source_20_Text"><text:span text:style-name="T11">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Начало работы ф-ии </text:span></text:span><text:span text:style-name="Source_20_Text"><text:span text:style-name="T11">{func}</text:span></text:span><text:span text:style-name="Source_20_Text"><text:span text:style-name="T15">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func(*args, **kwargs)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/>
      <text:p text:style-name="P17"/>
      <text:p text:style-name="P17"><text:span text:style-name="Source_20_Text"><text:span text:style-name="T10"># @decorator</text:span></text:span></text:p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it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5">"""</text:span></text:span></text:p>
      <text:p text:style-name="P17"><text:span text:style-name="Source_20_Text"><text:span text:style-name="T16"><text:s text:c="4"/></text:span></text:span><text:span text:style-name="Source_20_Text"><text:span text:style-name="T15">Эта ф-ия аналог sum</text:span></text:span></text:p>
      <text:p text:style-name="P17"><text:span text:style-name="Source_20_Text"><text:span text:style-name="T16"><text:s text:c="4"/></text:span></text:span><text:span text:style-name="Source_20_Text"><text:span text:style-name="T15">:param it: iterable</text:span></text:span></text:p>
      <text:p text:style-name="P17"><text:span text:style-name="Source_20_Text"><text:span text:style-name="T16"><text:s text:c="4"/></text:span></text:span><text:span text:style-name="Source_20_Text"><text:span text:style-name="T15">:return: int</text:span></text:span></text:p>
      <text:p text:style-name="P17"><text:span text:style-name="Source_20_Text"><text:span text:style-name="T16"><text:s text:c="4"/></text:span></text:span><text:span text:style-name="Source_20_Text"><text:span text:style-name="T15">"""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um</text:span></text:span><text:span text:style-name="Source_20_Text"><text:span text:style-name="T11">(it)</text:span></text:span></text:p>
      <text:p text:style-name="P17"/>
      <text:p text:style-name="P17"/>
      <text:p text:style-name="P16"><text:span text:style-name="Source_20_Text"><text:span text:style-name="T14">print</text:span></text:span><text:span text:style-name="Source_20_Text"><text:span text:style-name="T11">(func, func.__doc__, func.__name__, sep=</text:span></text:span><text:span text:style-name="Source_20_Text"><text:span text:style-name="T15">'\n'</text:span></text:span><text:span text:style-name="Source_20_Text"><text:span text:style-name="T11">)</text:span></text:span></text:p>
      <text:p text:style-name="P6"><text:span text:style-name="T2">В данном примере функция еще не задекорирована. При стандартном выводе  мы видим упоминание имени. Также имя функции можно вернуть с помощью специальной переменной </text:span><text:span text:style-name="Strong_20_Emphasis"><text:span text:style-name="T4">__name__</text:span></text:span><text:span text:style-name="T2">, документацию соответственно при помощи переменной </text:span><text:span text:style-name="Strong_20_Emphasis"><text:span text:style-name="T4">__doc__</text:span></text:span><text:span text:style-name="T2">.  Теперь раскомментируйте декоратор и убедитесь, что изначальные данные потеряны.</text:span></text:p>
      <text:p text:style-name="P8"><text:soft-page-break/>Есть два способа исправить ситуацию. В первом случае, так как декоратор возвращает обертку, а она в свое время тоже функция, мы переменные имени и документации обертки присваиваем к переменным функции:</text:p>
      <text:p text:style-name="P14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, **kwargs</text:span></text:span><text:span text:style-name="Source_20_Text"><text:span text:style-name="T11">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Начало работы ф-ии </text:span></text:span><text:span text:style-name="Source_20_Text"><text:span text:style-name="T11">{func}</text:span></text:span><text:span text:style-name="Source_20_Text"><text:span text:style-name="T15">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func(*args, **kwargs)</text:span></text:span></text:p>
      <text:p text:style-name="P17"><text:span text:style-name="Source_20_Text"><text:span text:style-name="T12"><text:s text:c="4"/></text:span></text:span><text:span text:style-name="Source_20_Text"><text:span text:style-name="T11">wrapper.__name__ = func.__name__</text:span></text:span></text:p>
      <text:p text:style-name="P17"><text:span text:style-name="Source_20_Text"><text:span text:style-name="T12"><text:s text:c="4"/></text:span></text:span><text:span text:style-name="Source_20_Text"><text:span text:style-name="T11">wrapper.__doc__ = func.__doc__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/>
      <text:p text:style-name="P17"/>
      <text:p text:style-name="P17"><text:span text:style-name="Source_20_Text"><text:span text:style-name="T17">@decorator</text:span></text:span></text:p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it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5">"""</text:span></text:span></text:p>
      <text:p text:style-name="P17"><text:span text:style-name="Source_20_Text"><text:span text:style-name="T16"><text:s text:c="4"/></text:span></text:span><text:span text:style-name="Source_20_Text"><text:span text:style-name="T15">Эта ф-ия аналог sum</text:span></text:span></text:p>
      <text:p text:style-name="P17"><text:span text:style-name="Source_20_Text"><text:span text:style-name="T16"><text:s text:c="4"/></text:span></text:span><text:span text:style-name="Source_20_Text"><text:span text:style-name="T15">:param it: iterable</text:span></text:span></text:p>
      <text:p text:style-name="P17"><text:span text:style-name="Source_20_Text"><text:span text:style-name="T16"><text:s text:c="4"/></text:span></text:span><text:span text:style-name="Source_20_Text"><text:span text:style-name="T15">:return: int</text:span></text:span></text:p>
      <text:p text:style-name="P17"><text:span text:style-name="Source_20_Text"><text:span text:style-name="T16"><text:s text:c="4"/></text:span></text:span><text:span text:style-name="Source_20_Text"><text:span text:style-name="T15">"""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um</text:span></text:span><text:span text:style-name="Source_20_Text"><text:span text:style-name="T11">(it)</text:span></text:span></text:p>
      <text:p text:style-name="P17"/>
      <text:p text:style-name="P17"/>
      <text:p text:style-name="P16"><text:span text:style-name="Source_20_Text"><text:span text:style-name="T14">print</text:span></text:span><text:span text:style-name="Source_20_Text"><text:span text:style-name="T11">(func, func.__doc__, func.__name__, sep=</text:span></text:span><text:span text:style-name="Source_20_Text"><text:span text:style-name="T15">'\n'</text:span></text:span><text:span text:style-name="Source_20_Text"><text:span text:style-name="T11">)</text:span></text:span></text:p>
      <text:p text:style-name="P6"><text:span text:style-name="T2">Второй(чаще используемый) воспользоваться специальным декоратором </text:span><text:span text:style-name="Strong_20_Emphasis"><text:span text:style-name="T4">wraps</text:span></text:span><text:span text:style-name="T2"> из библиотеки </text:span><text:span text:style-name="Strong_20_Emphasis"><text:span text:style-name="T4">functools</text:span></text:span><text:span text:style-name="T2">:</text:span></text:p>
      <text:p text:style-name="P14"><text:span text:style-name="Source_20_Text"><text:span text:style-name="T13">from</text:span></text:span><text:span text:style-name="Source_20_Text"><text:span text:style-name="T11"> functools </text:span></text:span><text:span text:style-name="Source_20_Text"><text:span text:style-name="T13">import</text:span></text:span><text:span text:style-name="Source_20_Text"><text:span text:style-name="T11"> wraps</text:span></text:span></text:p>
      <text:p text:style-name="P17"/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at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8"><text:s text:c="4"/></text:span></text:span><text:span text:style-name="Source_20_Text"><text:span text:style-name="T17">@wraps(</text:span></text:span><text:span text:style-name="Source_20_Text"><text:span text:style-name="T14">func</text:span></text:span><text:span text:style-name="Source_20_Text"><text:span text:style-name="T17">)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, **kwargs</text:span></text:span><text:span text:style-name="Source_20_Text"><text:span text:style-name="T11">):</text:span></text:span></text:p>
      <text:p text:style-name="P17"><text:span text:style-name="Source_20_Text"><text:span text:style-name="T12"><text:s text:c="8"/></text:span></text:span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5">f'Начало работы ф-ии </text:span></text:span><text:span text:style-name="Source_20_Text"><text:span text:style-name="T11">{func}</text:span></text:span><text:span text:style-name="Source_20_Text"><text:span text:style-name="T15">'</text:span></text:span><text:span text:style-name="Source_20_Text"><text:span text:style-name="T11">)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func(*args, **kwargs)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/>
      <text:p text:style-name="P17"/>
      <text:p text:style-name="P17"/>
      <text:p text:style-name="P17"><text:span text:style-name="Source_20_Text"><text:span text:style-name="T17">@decorator</text:span></text:span></text:p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it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5">"""</text:span></text:span></text:p>
      <text:p text:style-name="P17"><text:span text:style-name="Source_20_Text"><text:span text:style-name="T16"><text:s text:c="4"/></text:span></text:span><text:span text:style-name="Source_20_Text"><text:span text:style-name="T15">Эта ф-ия аналог sum</text:span></text:span></text:p>
      <text:p text:style-name="P17"><text:span text:style-name="Source_20_Text"><text:span text:style-name="T16"><text:s text:c="4"/></text:span></text:span><text:span text:style-name="Source_20_Text"><text:span text:style-name="T15">:param it: iterable</text:span></text:span></text:p>
      <text:p text:style-name="P17"><text:span text:style-name="Source_20_Text"><text:span text:style-name="T16"><text:s text:c="4"/></text:span></text:span><text:span text:style-name="Source_20_Text"><text:span text:style-name="T15">:return: int</text:span></text:span></text:p>
      <text:p text:style-name="P17"><text:span text:style-name="Source_20_Text"><text:span text:style-name="T16"><text:s text:c="4"/></text:span></text:span><text:span text:style-name="Source_20_Text"><text:span text:style-name="T15">"""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4">sum</text:span></text:span><text:span text:style-name="Source_20_Text"><text:span text:style-name="T11">(it)</text:span></text:span></text:p>
      <text:p text:style-name="P17"/>
      <text:p text:style-name="P17"/>
      <text:p text:style-name="P16"><text:span text:style-name="Source_20_Text"><text:span text:style-name="T14">print</text:span></text:span><text:span text:style-name="Source_20_Text"><text:span text:style-name="T11">(func, func.__doc__, func.__name__, sep=</text:span></text:span><text:span text:style-name="Source_20_Text"><text:span text:style-name="T15">'\n'</text:span></text:span><text:span text:style-name="Source_20_Text"><text:span text:style-name="T11">)</text:span></text:span></text:p>
      <text:p text:style-name="P8">Технически этот декоратор делает тоже самое, что и в первом случае.</text:p>
      <text:p text:style-name="P8"><text:soft-page-break/><text:line-break/>Декоратор с параметром очень похож на обычный. Технически это тот же декоратор, только вложенный в еще одну функцию, суть которой принять параметр и "протащить" его в обертку:</text:p>
      <text:p text:style-name="P14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_param</text:span></text:span><text:span text:style-name="Source_20_Text"><text:span text:style-name="T11">(</text:span></text:span><text:span text:style-name="Source_20_Text"><text:span text:style-name="T14">typ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decor</text:span></text:span><text:span text:style-name="Source_20_Text"><text:span text:style-name="T11">(</text:span></text:span><text:span text:style-name="Source_20_Text"><text:span text:style-name="T14">func</text:span></text:span><text:span text:style-name="Source_20_Text"><text:span text:style-name="T11">):</text:span></text:span></text:p>
      <text:p text:style-name="P17"><text:span text:style-name="Source_20_Text"><text:span text:style-name="T12"><text:s text:c="8"/></text:span></text:span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wrapper</text:span></text:span><text:span text:style-name="Source_20_Text"><text:span text:style-name="T11">(</text:span></text:span><text:span text:style-name="Source_20_Text"><text:span text:style-name="T14">*args</text:span></text:span><text:span text:style-name="Source_20_Text"><text:span text:style-name="T11">):</text:span></text:span></text:p>
      <text:p text:style-name="P17"><text:span text:style-name="Source_20_Text"><text:span text:style-name="T12"><text:s text:c="12"/></text:span></text:span><text:span text:style-name="Source_20_Text"><text:span text:style-name="T13">if</text:span></text:span><text:span text:style-name="Source_20_Text"><text:span text:style-name="T11"> </text:span></text:span><text:span text:style-name="Source_20_Text"><text:span text:style-name="T14">len</text:span></text:span><text:span text:style-name="Source_20_Text"><text:span text:style-name="T11">([i </text:span></text:span><text:span text:style-name="Source_20_Text"><text:span text:style-name="T13">for</text:span></text:span><text:span text:style-name="Source_20_Text"><text:span text:style-name="T11"> i </text:span></text:span><text:span text:style-name="Source_20_Text"><text:span text:style-name="T13">in</text:span></text:span><text:span text:style-name="Source_20_Text"><text:span text:style-name="T11"> args </text:span></text:span><text:span text:style-name="Source_20_Text"><text:span text:style-name="T13">if</text:span></text:span><text:span text:style-name="Source_20_Text"><text:span text:style-name="T11"> </text:span></text:span><text:span text:style-name="Source_20_Text"><text:span text:style-name="T14">type</text:span></text:span><text:span text:style-name="Source_20_Text"><text:span text:style-name="T11">(i) == typ]) != </text:span></text:span><text:span text:style-name="Source_20_Text"><text:span text:style-name="T14">len</text:span></text:span><text:span text:style-name="Source_20_Text"><text:span text:style-name="T11">(args):</text:span></text:span></text:p>
      <text:p text:style-name="P17"><text:span text:style-name="Source_20_Text"><text:span text:style-name="T12"><text:s text:c="16"/></text:span></text:span><text:span text:style-name="Source_20_Text"><text:span text:style-name="T13">return</text:span></text:span><text:span text:style-name="Source_20_Text"><text:span text:style-name="T11"> </text:span></text:span><text:span text:style-name="Source_20_Text"><text:span text:style-name="T15">f'Аргументами должны быть объекты типа - </text:span></text:span><text:span text:style-name="Source_20_Text"><text:span text:style-name="T11">{typ}</text:span></text:span><text:span text:style-name="Source_20_Text"><text:span text:style-name="T15">'</text:span></text:span></text:p>
      <text:p text:style-name="P17"><text:span text:style-name="Source_20_Text"><text:span text:style-name="T12"><text:s text:c="12"/></text:span></text:span><text:span text:style-name="Source_20_Text"><text:span text:style-name="T13">return</text:span></text:span><text:span text:style-name="Source_20_Text"><text:span text:style-name="T11"> func(*args)</text:span></text:span></text:p>
      <text:p text:style-name="P17"><text:span text:style-name="Source_20_Text"><text:span text:style-name="T12"><text:s text:c="8"/></text:span></text:span><text:span text:style-name="Source_20_Text"><text:span text:style-name="T13">return</text:span></text:span><text:span text:style-name="Source_20_Text"><text:span text:style-name="T11"> wrapper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decor</text:span></text:span></text:p>
      <text:p text:style-name="P17"/>
      <text:p text:style-name="P17"/>
      <text:p text:style-name="P17"><text:span text:style-name="Source_20_Text"><text:span text:style-name="T17">@decor_param(</text:span></text:span><text:span text:style-name="Source_20_Text"><text:span text:style-name="T14">str</text:span></text:span><text:span text:style-name="Source_20_Text"><text:span text:style-name="T17">)</text:span></text:span></text:p>
      <text:p text:style-name="P17"><text:span text:style-name="Source_20_Text"><text:span text:style-name="T13">def</text:span></text:span><text:span text:style-name="Source_20_Text"><text:span text:style-name="T11"> </text:span></text:span><text:span text:style-name="Source_20_Text"><text:span text:style-name="T14">func</text:span></text:span><text:span text:style-name="Source_20_Text"><text:span text:style-name="T11">(</text:span></text:span><text:span text:style-name="Source_20_Text"><text:span text:style-name="T14">a, b</text:span></text:span><text:span text:style-name="Source_20_Text"><text:span text:style-name="T11">):</text:span></text:span></text:p>
      <text:p text:style-name="P17"><text:span text:style-name="Source_20_Text"><text:span text:style-name="T12"><text:s text:c="4"/></text:span></text:span><text:span text:style-name="Source_20_Text"><text:span text:style-name="T13">return</text:span></text:span><text:span text:style-name="Source_20_Text"><text:span text:style-name="T11"> a + b</text:span></text:span></text:p>
      <text:p text:style-name="P17"/>
      <text:p text:style-name="P17"/>
      <text:p text:style-name="P17"><text:span text:style-name="Source_20_Text"><text:span text:style-name="T14">print</text:span></text:span><text:span text:style-name="Source_20_Text"><text:span text:style-name="T11">(func(</text:span></text:span><text:span text:style-name="Source_20_Text"><text:span text:style-name="T15">'8'</text:span></text:span><text:span text:style-name="Source_20_Text"><text:span text:style-name="T11">, </text:span></text:span><text:span text:style-name="Source_20_Text"><text:span text:style-name="T15">'5'</text:span></text:span><text:span text:style-name="Source_20_Text"><text:span text:style-name="T11">))</text:span></text:span></text:p>
      <text:p text:style-name="P17"/>
      <text:p text:style-name="P17"><text:span text:style-name="Source_20_Text"><text:span text:style-name="T10"># x = decor_param(int)(func)</text:span></text:span></text:p>
      <text:p text:style-name="P16"><text:span text:style-name="Source_20_Text"><text:span text:style-name="T10"># print(x(8, 5))</text:span></text:span></text:p>
      <text:p text:style-name="P8">Здесь декоратор служит в качестве валидатора и является неким переключателем между типами, которые могут быть параметрами функции.</text:p>
      <text:p text:style-name="P5"/>
      <text:h text:style-name="P11" text:outline-level="1"><text:span text:style-name="T5">2.6</text:span><text:span text:style-name="T9"> - </text:span><text:span text:style-name="T5">Сортировки с ключом key</text:span> </text:h>
      <text:p text:style-name="P5"><text:span text:style-name="T2">Прежде чем мы с вами поговорим о параметре </text:span><text:span text:style-name="Strong_20_Emphasis"><text:span text:style-name="T4">key</text:span></text:span><text:span text:style-name="T2">, напомню что функция </text:span><text:span text:style-name="Strong_20_Emphasis"><text:span text:style-name="T4">sorted</text:span></text:span><text:span text:style-name="T2"> и метод </text:span><text:span text:style-name="Strong_20_Emphasis"><text:span text:style-name="T4">list.sort</text:span></text:span><text:span text:style-name="T2"> отличаются тем, что в первой возвращается новый объект, а во втором видоизменяется список к которому был применен метод. А объединяет их этот самый параметр. Т.е. в зависимости от потребности используется какая-то из этих 2-ух сортировок, но принцип сортировки в них идентичный, в том числе и с параметром </text:span><text:span text:style-name="Strong_20_Emphasis"><text:span text:style-name="T4">key</text:span></text:span><text:span text:style-name="T2">.</text:span></text:p>
      <text:p text:style-name="P8">Пример сортировки по модулю:</text:p>
      <text:p text:style-name="P14"><text:span text:style-name="Source_20_Text"><text:span text:style-name="T11">lst = [-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-</text:span></text:span><text:span text:style-name="Source_20_Text"><text:span text:style-name="T17">7</text:span></text:span><text:span text:style-name="Source_20_Text"><text:span text:style-name="T11">, -</text:span></text:span><text:span text:style-name="Source_20_Text"><text:span text:style-name="T17">2</text:span></text:span><text:span text:style-name="Source_20_Text"><text:span text:style-name="T11">, </text:span></text:span><text:span text:style-name="Source_20_Text"><text:span text:style-name="T17">23</text:span></text:span><text:span text:style-name="Source_20_Text"><text:span text:style-name="T11">]</text:span></text:span></text:p>
      <text:p text:style-name="P16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sorted</text:span></text:span><text:span text:style-name="Source_20_Text"><text:span text:style-name="T11">(lst, key=</text:span></text:span><text:span text:style-name="Source_20_Text"><text:span text:style-name="T14">abs</text:span></text:span><text:span text:style-name="Source_20_Text"><text:span text:style-name="T11">))</text:span></text:span></text:p>
      <text:p text:style-name="P6"><text:span text:style-name="T2">Принцип сортировки в том, что к каждому объекту нашей коллекции применяется функция из аргумента </text:span><text:span text:style-name="Strong_20_Emphasis"><text:span text:style-name="T4">key</text:span></text:span><text:span text:style-name="T2">, в данном случае функция </text:span><text:span text:style-name="Strong_20_Emphasis"><text:span text:style-name="T4">abs</text:span></text:span><text:span text:style-name="T2">, и уже получившиеся результаты сравниваются между собой. Но сортируются изначальные объекты, а не те которые мы получили после применения функции из параметра </text:span><text:span text:style-name="Strong_20_Emphasis"><text:span text:style-name="T4">key</text:span></text:span><text:span text:style-name="T2">.</text:span></text:p>
      <text:p text:style-name="P8">Пример сортировки сначала по четным числам - потом по нечетным:</text:p>
      <text:p text:style-name="P14"><text:span text:style-name="Source_20_Text"><text:span text:style-name="T11">lst = [-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5</text:span></text:span><text:span text:style-name="Source_20_Text"><text:span text:style-name="T11">, </text:span></text:span><text:span text:style-name="Source_20_Text"><text:span text:style-name="T17">3</text:span></text:span><text:span text:style-name="Source_20_Text"><text:span text:style-name="T11">, -</text:span></text:span><text:span text:style-name="Source_20_Text"><text:span text:style-name="T17">7</text:span></text:span><text:span text:style-name="Source_20_Text"><text:span text:style-name="T11">, </text:span></text:span><text:span text:style-name="Source_20_Text"><text:span text:style-name="T17">24</text:span></text:span><text:span text:style-name="Source_20_Text"><text:span text:style-name="T11">, </text:span></text:span><text:span text:style-name="Source_20_Text"><text:span text:style-name="T17">23</text:span></text:span><text:span text:style-name="Source_20_Text"><text:span text:style-name="T11">, </text:span></text:span><text:span text:style-name="Source_20_Text"><text:span text:style-name="T17">6</text:span></text:span><text:span text:style-name="Source_20_Text"><text:span text:style-name="T11">]</text:span></text:span></text:p>
      <text:p text:style-name="P16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sorted</text:span></text:span><text:span text:style-name="Source_20_Text"><text:span text:style-name="T11">(lst, key=</text:span></text:span><text:span text:style-name="Source_20_Text"><text:span text:style-name="T13">lambda</text:span></text:span><text:span text:style-name="Source_20_Text"><text:span text:style-name="T11"> x: (x % </text:span></text:span><text:span text:style-name="Source_20_Text"><text:span text:style-name="T17">2</text:span></text:span><text:span text:style-name="Source_20_Text"><text:span text:style-name="T11">, x)))</text:span></text:span></text:p>
      <text:p text:style-name="P6"><text:soft-page-break/><text:span text:style-name="T2">Это пример двойной сортировки, сначала применяется </text:span><text:span text:style-name="Strong_20_Emphasis"><text:span text:style-name="T4">x % 2</text:span></text:span><text:span text:style-name="T2">, в результате которой мы получаем </text:span><text:span text:style-name="Strong_20_Emphasis"><text:span text:style-name="T4">0</text:span></text:span><text:span text:style-name="T2"> и </text:span><text:span text:style-name="Strong_20_Emphasis"><text:span text:style-name="T4">1</text:span></text:span><text:span text:style-name="T2">. Значения с </text:span><text:span text:style-name="Strong_20_Emphasis"><text:span text:style-name="T4">0</text:span></text:span><text:span text:style-name="T2"> - четные числа и поэтому они попадут в начало коллекции(мы же сортируем по возрастающей). Второй аргумент в кортеже необходим, когда внутри группы четных или нечетных нужна дополнительная сортировка. В данном случае я хочу чтобы четные отсортировались  между собой по возрастающей поэтому я и прописал просто </text:span><text:span text:style-name="Strong_20_Emphasis"><text:span text:style-name="T4">x</text:span></text:span><text:span text:style-name="T2">. Тоже самое происходит и внутри группы нечетных.</text:span></text:p>
      <text:p text:style-name="P8">Пример сортировки по методу:</text:p>
      <text:p text:style-name="P14"><text:span text:style-name="Source_20_Text"><text:span text:style-name="T11">lst = [</text:span></text:span><text:span text:style-name="Source_20_Text"><text:span text:style-name="T15">'B'</text:span></text:span><text:span text:style-name="Source_20_Text"><text:span text:style-name="T11">, </text:span></text:span><text:span text:style-name="Source_20_Text"><text:span text:style-name="T15">'a'</text:span></text:span><text:span text:style-name="Source_20_Text"><text:span text:style-name="T11">, </text:span></text:span><text:span text:style-name="Source_20_Text"><text:span text:style-name="T15">'d'</text:span></text:span><text:span text:style-name="Source_20_Text"><text:span text:style-name="T11">, </text:span></text:span><text:span text:style-name="Source_20_Text"><text:span text:style-name="T15">'C'</text:span></text:span><text:span text:style-name="Source_20_Text"><text:span text:style-name="T11">, </text:span></text:span><text:span text:style-name="Source_20_Text"><text:span text:style-name="T15">'r'</text:span></text:span><text:span text:style-name="Source_20_Text"><text:span text:style-name="T11">, </text:span></text:span><text:span text:style-name="Source_20_Text"><text:span text:style-name="T15">'o'</text:span></text:span><text:span text:style-name="Source_20_Text"><text:span text:style-name="T11">]</text:span></text:span></text:p>
      <text:p text:style-name="P16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sorted</text:span></text:span><text:span text:style-name="Source_20_Text"><text:span text:style-name="T11">(lst, key=</text:span></text:span><text:span text:style-name="Source_20_Text"><text:span text:style-name="T14">str</text:span></text:span><text:span text:style-name="Source_20_Text"><text:span text:style-name="T11">.lower)) <text:s/></text:span></text:span><text:span text:style-name="Source_20_Text"><text:span text:style-name="T10"># lambda x: x.lower()</text:span></text:span></text:p>
      <text:p text:style-name="P6"><text:span text:style-name="T2">С </text:span><text:span text:style-name="Strong_20_Emphasis"><text:span text:style-name="T4">lambda</text:span></text:span><text:span text:style-name="T2"> это все таки понятнее выглядит.</text:span></text:p>
      <text:p text:style-name="P8">Сортировка по длине слов и алфавиту:</text:p>
      <text:p text:style-name="P14"><text:span text:style-name="Source_20_Text"><text:span text:style-name="T11">lst = [</text:span></text:span><text:span text:style-name="Source_20_Text"><text:span text:style-name="T15">'ремонт'</text:span></text:span><text:span text:style-name="Source_20_Text"><text:span text:style-name="T11">, </text:span></text:span><text:span text:style-name="Source_20_Text"><text:span text:style-name="T15">'арбалет'</text:span></text:span><text:span text:style-name="Source_20_Text"><text:span text:style-name="T11">, </text:span></text:span><text:span text:style-name="Source_20_Text"><text:span text:style-name="T15">'рыбий хрящь'</text:span></text:span><text:span text:style-name="Source_20_Text"><text:span text:style-name="T11">, </text:span></text:span><text:span text:style-name="Source_20_Text"><text:span text:style-name="T15">'эвакуатор'</text:span></text:span><text:span text:style-name="Source_20_Text"><text:span text:style-name="T11">, </text:span></text:span><text:span text:style-name="Source_20_Text"><text:span text:style-name="T15">'брикет'</text:span></text:span><text:span text:style-name="Source_20_Text"><text:span text:style-name="T11">, </text:span></text:span><text:span text:style-name="Source_20_Text"><text:span text:style-name="T15">'стирка'</text:span></text:span><text:span text:style-name="Source_20_Text"><text:span text:style-name="T11">]</text:span></text:span></text:p>
      <text:p text:style-name="P17"><text:span text:style-name="Source_20_Text"><text:span text:style-name="T11">lst.</text:span></text:span><text:span text:style-name="Source_20_Text"><text:span text:style-name="T14">sort</text:span></text:span><text:span text:style-name="Source_20_Text"><text:span text:style-name="T11">(key=lambda x: (</text:span></text:span><text:span text:style-name="Source_20_Text"><text:span text:style-name="T14">len</text:span></text:span><text:span text:style-name="Source_20_Text"><text:span text:style-name="T11">(x), x))</text:span></text:span></text:p>
      <text:p text:style-name="P16"><text:span text:style-name="Source_20_Text"><text:span text:style-name="T14">print</text:span></text:span><text:span text:style-name="Source_20_Text"><text:span text:style-name="T11">(lst)</text:span></text:span></text:p>
      <text:p text:style-name="P8">Пример сортировки вложенных коллекций по индексу элемента:</text:p>
      <text:p text:style-name="P14"><text:span text:style-name="Source_20_Text"><text:span text:style-name="T11">lst = [[</text:span></text:span><text:span text:style-name="Source_20_Text"><text:span text:style-name="T15">'Nintendo64'</text:span></text:span><text:span text:style-name="Source_20_Text"><text:span text:style-name="T11">, </text:span></text:span><text:span text:style-name="Source_20_Text"><text:span text:style-name="T17">2500</text:span></text:span><text:span text:style-name="Source_20_Text"><text:span text:style-name="T11">],</text:span></text:span></text:p>
      <text:p text:style-name="P17"><text:span text:style-name="Source_20_Text"><text:span text:style-name="T12"><text:s text:c="7"/></text:span></text:span><text:span text:style-name="Source_20_Text"><text:span text:style-name="T11">[</text:span></text:span><text:span text:style-name="Source_20_Text"><text:span text:style-name="T15">'ps1'</text:span></text:span><text:span text:style-name="Source_20_Text"><text:span text:style-name="T11">, </text:span></text:span><text:span text:style-name="Source_20_Text"><text:span text:style-name="T17">4300</text:span></text:span><text:span text:style-name="Source_20_Text"><text:span text:style-name="T11">],</text:span></text:span></text:p>
      <text:p text:style-name="P17"><text:span text:style-name="Source_20_Text"><text:span text:style-name="T12"><text:s text:c="7"/></text:span></text:span><text:span text:style-name="Source_20_Text"><text:span text:style-name="T11">[</text:span></text:span><text:span text:style-name="Source_20_Text"><text:span text:style-name="T15">'Dreamcast'</text:span></text:span><text:span text:style-name="Source_20_Text"><text:span text:style-name="T11">, </text:span></text:span><text:span text:style-name="Source_20_Text"><text:span text:style-name="T17">3700</text:span></text:span><text:span text:style-name="Source_20_Text"><text:span text:style-name="T11">],</text:span></text:span></text:p>
      <text:p text:style-name="P17"><text:span text:style-name="Source_20_Text"><text:span text:style-name="T12"><text:s text:c="7"/></text:span></text:span><text:span text:style-name="Source_20_Text"><text:span text:style-name="T11">[</text:span></text:span><text:span text:style-name="Source_20_Text"><text:span text:style-name="T15">'Dendy'</text:span></text:span><text:span text:style-name="Source_20_Text"><text:span text:style-name="T11">, </text:span></text:span><text:span text:style-name="Source_20_Text"><text:span text:style-name="T17">1300</text:span></text:span><text:span text:style-name="Source_20_Text"><text:span text:style-name="T11">]</text:span></text:span></text:p>
      <text:p text:style-name="P17"><text:span text:style-name="Source_20_Text"><text:span text:style-name="T12"><text:s text:c="7"/></text:span></text:span><text:span text:style-name="Source_20_Text"><text:span text:style-name="T11">]</text:span></text:span></text:p>
      <text:p text:style-name="P17"/>
      <text:p text:style-name="P16"><text:span text:style-name="Source_20_Text"><text:span text:style-name="T14">print</text:span></text:span><text:span text:style-name="Source_20_Text"><text:span text:style-name="T11">(</text:span></text:span><text:span text:style-name="Source_20_Text"><text:span text:style-name="T14">sorted</text:span></text:span><text:span text:style-name="Source_20_Text"><text:span text:style-name="T11">(lst, key=</text:span></text:span><text:span text:style-name="Source_20_Text"><text:span text:style-name="T13">lambda</text:span></text:span><text:span text:style-name="Source_20_Text"><text:span text:style-name="T11"> x: x[</text:span></text:span><text:span text:style-name="Source_20_Text"><text:span text:style-name="T17">1</text:span></text:span><text:span text:style-name="Source_20_Text"><text:span text:style-name="T11">]))</text:span></text:span></text:p>
      <text:p text:style-name="P6"><text:span text:style-name="T2">Начну с того, что если мы сравниваем коллекции, а не простые объекты, то сравнение всегда происходит по первому элементу, попробуйте запустить код без ключа key. В нашем случае мы применяем функцию, которая возвращает второй элемент коллекции, а значит и сравнение происходит по нему. Если прописать </text:span><text:span text:style-name="Strong_20_Emphasis"><text:span text:style-name="T4">-x[1]</text:span></text:span><text:span text:style-name="T2">, то сравнение будет по убывающей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Roboto" svg:font-family="Roboto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1S</meta:editing-duration>
    <meta:editing-cycles>3</meta:editing-cycles>
    <meta:generator>OpenOffice/4.1.8$Win32 OpenOffice.org_project/418m3$Build-9803</meta:generator>
    <dc:date>2025-05-19T13:50:13.42</dc:date>
    <meta:document-statistic meta:table-count="0" meta:image-count="0" meta:object-count="0" meta:page-count="15" meta:paragraph-count="404" meta:word-count="2467" meta:character-count="17341"/>
    <meta:user-defined meta:name="Info 1"/>
    <meta:user-defined meta:name="Info 2"/>
    <meta:user-defined meta:name="Info 3"/>
    <meta:user-defined meta:name="Info 4"/>
  </office:meta>
</office:document-meta>
</file>